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1.737cm"/>
    </style:style>
    <style:style style:name="co4" style:family="table-column">
      <style:table-column-properties fo:break-before="auto" style:column-width="3.037cm"/>
    </style:style>
    <style:style style:name="co5" style:family="table-column">
      <style:table-column-properties fo:break-before="auto" style:column-width="3.895cm"/>
    </style:style>
    <style:style style:name="co6" style:family="table-column">
      <style:table-column-properties fo:break-before="auto" style:column-width="7.038cm"/>
    </style:style>
    <style:style style:name="co7" style:family="table-column">
      <style:table-column-properties fo:break-before="auto" style:column-width="1.695cm"/>
    </style:style>
    <style:style style:name="co8" style:family="table-column">
      <style:table-column-properties fo:break-before="auto" style:column-width="14.873cm"/>
    </style:style>
    <style:style style:name="co9" style:family="table-column">
      <style:table-column-properties fo:break-before="auto" style:column-width="8.1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16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fo:background-color="#dee7e5" style:text-align-source="fix" style:repeat-content="false" fo:border="0.74pt solid #000000"/>
      <style:paragraph-properties fo:text-align="start" fo:margin-left="0cm"/>
    </style:style>
    <style:style style:name="ce18" style:family="table-cell" style:parent-style-name="Default">
      <style:table-cell-properties fo:background-color="#dedce6" style:text-align-source="fix" style:repeat-content="false" fo:border="0.74pt solid #000000"/>
      <style:paragraph-properties fo:text-align="start" fo:margin-left="0cm"/>
    </style:style>
    <style:style style:name="ce63" style:family="table-cell" style:parent-style-name="Default">
      <style:table-cell-properties fo:background-color="#b7b3ca"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>
      <style:table-cell-properties fo:background-color="#ffffd7" style:text-align-source="fix" style:repeat-content="false" fo:border="0.74pt solid #000000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2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7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7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7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ackground-color="#fff5ce" fo:border="0.74pt solid #000000"/>
    </style:style>
    <style:style style:name="ce33" style:family="table-cell" style:parent-style-name="Default">
      <style:table-cell-properties fo:background-color="#dee7e5" fo:border="0.74pt solid #000000"/>
    </style:style>
    <style:style style:name="ce34" style:family="table-cell" style:parent-style-name="Default">
      <style:table-cell-properties fo:background-color="#dedce6" fo:border="0.74pt solid #000000"/>
    </style:style>
    <style:style style:name="ce83" style:family="table-cell" style:parent-style-name="Default">
      <style:table-cell-properties fo:background-color="#b7b3ca" fo:border="0.74pt solid #000000"/>
    </style:style>
    <style:style style:name="ce35" style:family="table-cell" style:parent-style-name="Default">
      <style:table-cell-properties fo:background-color="#ffd8ce" fo:border="0.74pt solid #000000"/>
    </style:style>
    <style:style style:name="ce36" style:family="table-cell" style:parent-style-name="Default">
      <style:table-cell-properties fo:background-color="#f6f9d4" fo:border="0.74pt solid #000000"/>
    </style:style>
    <style:style style:name="ce37" style:family="table-cell" style:parent-style-name="Default">
      <style:table-cell-properties fo:background-color="#f6f9d4" fo:border="0.74pt solid #000000"/>
      <style:text-properties fo:color="#c9211e" fo:font-weight="normal" style:font-weight-asian="normal" style:font-weight-complex="normal"/>
    </style:style>
    <style:style style:name="ce38" style:family="table-cell" style:parent-style-name="Default">
      <style:table-cell-properties fo:background-color="#f6f9d4" fo:border="0.74pt solid #000000"/>
      <style:text-properties fo:color="#c9211e" fo:font-weight="bold" style:font-weight-asian="bold" style:font-weight-complex="bold"/>
    </style:style>
    <style:style style:name="ce82" style:family="table-cell" style:parent-style-name="Default">
      <style:table-cell-properties fo:background-color="#f6f9d4" fo:border="0.74pt solid #000000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dde8cb" fo:border="0.74pt solid #000000"/>
    </style:style>
    <style:style style:name="ce40" style:family="table-cell" style:parent-style-name="Default">
      <style:table-cell-properties fo:background-color="#eeeeee" fo:border="0.74pt solid #000000"/>
    </style:style>
    <style:style style:name="ce41" style:family="table-cell" style:parent-style-name="Default">
      <style:table-cell-properties fo:background-color="#ffffd7" fo:border="0.74pt solid #000000"/>
    </style:style>
    <style:style style:name="ce42" style:family="table-cell" style:parent-style-name="Default">
      <style:table-cell-properties fo:background-color="#dddddd" fo:border="0.74pt solid #000000"/>
    </style:style>
    <style:style style:name="ce43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6" style:family="text">
      <style:text-properties fo:color="#c9211e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ce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SP n</text:p>
          </table:table-cell>
          <table:table-cell table:style-name="ce14" office:value-type="string" calcext:value-type="string">
            <text:p>Location</text:p>
          </table:table-cell>
          <table:table-cell table:style-name="ce1" office:value-type="string" calcext:value-type="string">
            <text:p>Providers</text:p>
          </table:table-cell>
          <table:table-cell table:style-name="ce14" office:value-type="string" calcext:value-type="string">
            <text:p>Slug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More Notes</text:p>
          </table:table-cell>
        </table:table-row>
        <table:table-row table:style-name="ro1">
          <table:table-cell table:style-name="ce2" office:value-type="string" calcext:value-type="string">
            <text:p>some-medium</text:p>
          </table:table-cell>
          <table:table-cell table:style-name="ce2" office:value-type="string" calcext:value-type="string">
            <text:p>01-001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nbg1-fsn1-fsn1</text:p>
          </table:table-cell>
          <table:table-cell table:style-name="ce2" office:value-type="string" calcext:value-type="string">
            <text:p>02x08c</text:p>
          </table:table-cell>
          <table:table-cell table:style-name="ce15" table:formula="of:=COM.MICROSOFT.CONCAT([.D2]; &quot;/&quot;; [.E2]; &quot;/tsp-&quot;; [.C2])" office:value-type="string" office:string-value="nbg1-fsn1-fsn1/02x08c/tsp-10" calcext:value-type="string">
            <text:p>nbg1-fsn1-fsn1/02x08c/tsp-10</text:p>
          </table:table-cell>
          <table:table-cell table:style-name="ce2" office:value-type="string" calcext:value-type="string">
            <text:p>X</text:p>
          </table:table-cell>
          <table:table-cell table:style-name="ce31" office:value-type="string" calcext:value-type="string">
            <text:p>Locust and Broker nbg1–fsn1 – all CCX33 Providers in fsn1 (Falkenstein)</text:p>
          </table:table-cell>
          <table:table-cell table:style-name="ce31" office:value-type="string" calcext:value-type="string">
            <text:p>Serverledge struggled with tsp(8) a lot here</text:p>
          </table:table-cell>
        </table:table-row>
        <table:table-row table:style-name="ro1">
          <table:table-cell table:style-name="ce2" office:value-type="string" calcext:value-type="string">
            <text:p>some-medium</text:p>
          </table:table-cell>
          <table:table-cell table:style-name="ce2" office:value-type="string" calcext:value-type="string">
            <text:p>01-002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[.D2]" office:value-type="string" office:string-value="nbg1-fsn1-fsn1" calcext:value-type="string">
            <text:p>nbg1-fsn1-fsn1</text:p>
          </table:table-cell>
          <table:table-cell table:style-name="ce2" office:value-type="string" calcext:value-type="string">
            <text:p>04x08c</text:p>
          </table:table-cell>
          <table:table-cell table:style-name="ce15" table:formula="of:=COM.MICROSOFT.CONCAT([.D3]; &quot;/&quot;; [.E3]; &quot;/tsp-&quot;; [.C3])" office:value-type="string" office:string-value="nbg1-fsn1-fsn1/04x08c/tsp-10" calcext:value-type="string">
            <text:p>nbg1-fsn1-fsn1/04x08c/tsp-10</text:p>
          </table:table-cell>
          <table:table-cell table:style-name="ce2" office:value-type="string" calcext:value-type="string">
            <text:p>X</text:p>
          </table:table-cell>
          <table:table-cell table:style-name="ce31" table:number-columns-repeated="2"/>
        </table:table-row>
        <table:table-row table:style-name="ro1">
          <table:table-cell table:style-name="ce2" office:value-type="string" calcext:value-type="string">
            <text:p>some-medium</text:p>
          </table:table-cell>
          <table:table-cell table:style-name="ce2" office:value-type="string" calcext:value-type="string">
            <text:p>01-003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[.D3]" office:value-type="string" office:string-value="nbg1-fsn1-fsn1" calcext:value-type="string">
            <text:p>nbg1-fsn1-fsn1</text:p>
          </table:table-cell>
          <table:table-cell table:style-name="ce2" office:value-type="string" calcext:value-type="string">
            <text:p>06x08c</text:p>
          </table:table-cell>
          <table:table-cell table:style-name="ce15" table:formula="of:=COM.MICROSOFT.CONCAT([.D4]; &quot;/&quot;; [.E4]; &quot;/tsp-&quot;; [.C4])" office:value-type="string" office:string-value="nbg1-fsn1-fsn1/06x08c/tsp-10" calcext:value-type="string">
            <text:p>nbg1-fsn1-fsn1/06x08c/tsp-10</text:p>
          </table:table-cell>
          <table:table-cell table:style-name="ce2" office:value-type="string" calcext:value-type="string">
            <text:p>X</text:p>
          </table:table-cell>
          <table:table-cell table:style-name="ce31" table:number-columns-repeated="2"/>
        </table:table-row>
        <table:table-row table:style-name="ro1">
          <table:table-cell table:style-name="ce2" office:value-type="string" calcext:value-type="string">
            <text:p>some-medium</text:p>
          </table:table-cell>
          <table:table-cell table:style-name="ce2" office:value-type="string" calcext:value-type="string">
            <text:p>01-004</text:p>
          </table:table-cell>
          <table:table-cell table:style-name="ce2" office:value-type="float" office:value="10" calcext:value-type="float">
            <text:p>10</text:p>
          </table:table-cell>
          <table:table-cell table:style-name="ce15" table:formula="of:=[.D4]" office:value-type="string" office:string-value="nbg1-fsn1-fsn1" calcext:value-type="string">
            <text:p>nbg1-fsn1-fsn1</text:p>
          </table:table-cell>
          <table:table-cell table:style-name="ce2" office:value-type="string" calcext:value-type="string">
            <text:p>08x08c</text:p>
          </table:table-cell>
          <table:table-cell table:style-name="ce15" table:formula="of:=COM.MICROSOFT.CONCAT([.D5]; &quot;/&quot;; [.E5]; &quot;/tsp-&quot;; [.C5])" office:value-type="string" office:string-value="nbg1-fsn1-fsn1/08x08c/tsp-10" calcext:value-type="string">
            <text:p>nbg1-fsn1-fsn1/08x08c/tsp-10</text:p>
          </table:table-cell>
          <table:table-cell table:style-name="ce2" office:value-type="string" calcext:value-type="string">
            <text:p>X</text:p>
          </table:table-cell>
          <table:table-cell table:style-name="ce31" table:number-columns-repeated="2"/>
        </table:table-row>
        <table:table-row table:style-name="ro1">
          <table:table-cell table:style-name="ce3" office:value-type="string" calcext:value-type="string">
            <text:p>some-medium</text:p>
          </table:table-cell>
          <table:table-cell table:style-name="ce3" office:value-type="string" calcext:value-type="string">
            <text:p>01-005</text:p>
          </table:table-cell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hil-fsn1-fsn1</text:p>
          </table:table-cell>
          <table:table-cell table:style-name="ce3" office:value-type="string" calcext:value-type="string">
            <text:p>02x08c</text:p>
          </table:table-cell>
          <table:table-cell table:style-name="ce16" table:formula="of:=COM.MICROSOFT.CONCAT([.D6]; &quot;/&quot;; [.E6]; &quot;/tsp-&quot;; [.C6])" office:value-type="string" office:string-value="hil-fsn1-fsn1/02x08c/tsp-10" calcext:value-type="string">
            <text:p>hil-fsn1-fsn1/02x08c/tsp-10</text:p>
          </table:table-cell>
          <table:table-cell table:style-name="ce3" office:value-type="string" calcext:value-type="string">
            <text:p>X</text:p>
          </table:table-cell>
          <table:table-cell table:style-name="ce32" office:value-type="string" calcext:value-type="string">
            <text:p>“Client Latency Case”, Locust hil (US West) – Broker fsn1 – all Providers fsn1 (EU)</text:p>
          </table:table-cell>
          <table:table-cell table:style-name="ce32"/>
        </table:table-row>
        <table:table-row table:style-name="ro1">
          <table:table-cell table:style-name="ce3" office:value-type="string" calcext:value-type="string">
            <text:p>some-medium</text:p>
          </table:table-cell>
          <table:table-cell table:style-name="ce3" office:value-type="string" calcext:value-type="string">
            <text:p>01-006</text:p>
          </table:table-cell>
          <table:table-cell table:style-name="ce3" office:value-type="float" office:value="10" calcext:value-type="float">
            <text:p>10</text:p>
          </table:table-cell>
          <table:table-cell table:style-name="ce16" table:formula="of:=[.D6]" office:value-type="string" office:string-value="hil-fsn1-fsn1" calcext:value-type="string">
            <text:p>hil-fsn1-fsn1</text:p>
          </table:table-cell>
          <table:table-cell table:style-name="ce3" office:value-type="string" calcext:value-type="string">
            <text:p>04x08c</text:p>
          </table:table-cell>
          <table:table-cell table:style-name="ce16" table:formula="of:=COM.MICROSOFT.CONCAT([.D7]; &quot;/&quot;; [.E7]; &quot;/tsp-&quot;; [.C7])" office:value-type="string" office:string-value="hil-fsn1-fsn1/04x08c/tsp-10" calcext:value-type="string">
            <text:p>hil-fsn1-fsn1/04x08c/tsp-10</text:p>
          </table:table-cell>
          <table:table-cell table:style-name="ce3" office:value-type="string" calcext:value-type="string">
            <text:p>X</text:p>
          </table:table-cell>
          <table:table-cell table:style-name="ce32" table:number-columns-repeated="2"/>
        </table:table-row>
        <table:table-row table:style-name="ro1">
          <table:table-cell table:style-name="ce3" office:value-type="string" calcext:value-type="string">
            <text:p>some-medium</text:p>
          </table:table-cell>
          <table:table-cell table:style-name="ce3" office:value-type="string" calcext:value-type="string">
            <text:p>01-007</text:p>
          </table:table-cell>
          <table:table-cell table:style-name="ce3" office:value-type="float" office:value="10" calcext:value-type="float">
            <text:p>10</text:p>
          </table:table-cell>
          <table:table-cell table:style-name="ce16" table:formula="of:=[.D7]" office:value-type="string" office:string-value="hil-fsn1-fsn1" calcext:value-type="string">
            <text:p>hil-fsn1-fsn1</text:p>
          </table:table-cell>
          <table:table-cell table:style-name="ce3" office:value-type="string" calcext:value-type="string">
            <text:p>06x08c</text:p>
          </table:table-cell>
          <table:table-cell table:style-name="ce16" table:formula="of:=COM.MICROSOFT.CONCAT([.D8]; &quot;/&quot;; [.E8]; &quot;/tsp-&quot;; [.C8])" office:value-type="string" office:string-value="hil-fsn1-fsn1/06x08c/tsp-10" calcext:value-type="string">
            <text:p>hil-fsn1-fsn1/06x08c/tsp-10</text:p>
          </table:table-cell>
          <table:table-cell table:style-name="ce3" office:value-type="string" calcext:value-type="string">
            <text:p>X</text:p>
          </table:table-cell>
          <table:table-cell table:style-name="ce32" table:number-columns-repeated="2"/>
        </table:table-row>
        <table:table-row table:style-name="ro1">
          <table:table-cell table:style-name="ce3" office:value-type="string" calcext:value-type="string">
            <text:p>some-medium</text:p>
          </table:table-cell>
          <table:table-cell table:style-name="ce3" office:value-type="string" calcext:value-type="string">
            <text:p>01-008</text:p>
          </table:table-cell>
          <table:table-cell table:style-name="ce3" office:value-type="float" office:value="10" calcext:value-type="float">
            <text:p>10</text:p>
          </table:table-cell>
          <table:table-cell table:style-name="ce16" table:formula="of:=[.D8]" office:value-type="string" office:string-value="hil-fsn1-fsn1" calcext:value-type="string">
            <text:p>hil-fsn1-fsn1</text:p>
          </table:table-cell>
          <table:table-cell table:style-name="ce3" office:value-type="string" calcext:value-type="string">
            <text:p>08x08c</text:p>
          </table:table-cell>
          <table:table-cell table:style-name="ce16" table:formula="of:=COM.MICROSOFT.CONCAT([.D9]; &quot;/&quot;; [.E9]; &quot;/tsp-&quot;; [.C9])" office:value-type="string" office:string-value="hil-fsn1-fsn1/08x08c/tsp-10" calcext:value-type="string">
            <text:p>hil-fsn1-fsn1/08x08c/tsp-10</text:p>
          </table:table-cell>
          <table:table-cell table:style-name="ce3" office:value-type="string" calcext:value-type="string">
            <text:p>X</text:p>
          </table:table-cell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some-medium</text:p>
          </table:table-cell>
          <table:table-cell table:style-name="ce4" office:value-type="string" calcext:value-type="string">
            <text:p>01-009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string" calcext:value-type="string">
            <text:p>nbg1-fsn1-hel1</text:p>
          </table:table-cell>
          <table:table-cell table:style-name="ce4" office:value-type="string" calcext:value-type="string">
            <text:p>02x08c</text:p>
          </table:table-cell>
          <table:table-cell table:style-name="ce17" table:formula="of:=COM.MICROSOFT.CONCAT([.D10]; &quot;/&quot;; [.E10]; &quot;/tsp-&quot;; [.C10])" office:value-type="string" office:string-value="nbg1-fsn1-hel1/02x08c/tsp-10" calcext:value-type="string">
            <text:p>nbg1-fsn1-hel1/02x08c/tsp-10</text:p>
          </table:table-cell>
          <table:table-cell table:style-name="ce4" office:value-type="string" calcext:value-type="string">
            <text:p>skip</text:p>
          </table:table-cell>
          <table:table-cell table:style-name="ce33" office:value-type="string" calcext:value-type="string">
            <text:p><text:span text:style-name="T1">Locust and Broker nbg1–fsn1 – all CCX33 Providers in </text:span>hel1 (Helsinki)</text:p>
          </table:table-cell>
          <table:table-cell table:style-name="ce33"/>
        </table:table-row>
        <table:table-row table:style-name="ro1">
          <table:table-cell table:style-name="ce4" office:value-type="string" calcext:value-type="string">
            <text:p>some-medium</text:p>
          </table:table-cell>
          <table:table-cell table:style-name="ce4" office:value-type="string" calcext:value-type="string">
            <text:p>01-010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[.D10]" office:value-type="string" office:string-value="nbg1-fsn1-hel1" calcext:value-type="string">
            <text:p>nbg1-fsn1-hel1</text:p>
          </table:table-cell>
          <table:table-cell table:style-name="ce4" office:value-type="string" calcext:value-type="string">
            <text:p>04x08c</text:p>
          </table:table-cell>
          <table:table-cell table:style-name="ce17" table:formula="of:=COM.MICROSOFT.CONCAT([.D11]; &quot;/&quot;; [.E11]; &quot;/tsp-&quot;; [.C11])" office:value-type="string" office:string-value="nbg1-fsn1-hel1/04x08c/tsp-10" calcext:value-type="string">
            <text:p>nbg1-fsn1-hel1/04x08c/tsp-10</text:p>
          </table:table-cell>
          <table:table-cell table:style-name="ce4" office:value-type="string" calcext:value-type="string">
            <text:p>skip</text:p>
          </table:table-cell>
          <table:table-cell table:style-name="ce33" table:number-columns-repeated="2"/>
        </table:table-row>
        <table:table-row table:style-name="ro1">
          <table:table-cell table:style-name="ce4" office:value-type="string" calcext:value-type="string">
            <text:p>some-medium</text:p>
          </table:table-cell>
          <table:table-cell table:style-name="ce4" office:value-type="string" calcext:value-type="string">
            <text:p>01-011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[.D11]" office:value-type="string" office:string-value="nbg1-fsn1-hel1" calcext:value-type="string">
            <text:p>nbg1-fsn1-hel1</text:p>
          </table:table-cell>
          <table:table-cell table:style-name="ce4" office:value-type="string" calcext:value-type="string">
            <text:p>06x08c</text:p>
          </table:table-cell>
          <table:table-cell table:style-name="ce17" table:formula="of:=COM.MICROSOFT.CONCAT([.D12]; &quot;/&quot;; [.E12]; &quot;/tsp-&quot;; [.C12])" office:value-type="string" office:string-value="nbg1-fsn1-hel1/06x08c/tsp-10" calcext:value-type="string">
            <text:p>nbg1-fsn1-hel1/06x08c/tsp-10</text:p>
          </table:table-cell>
          <table:table-cell table:style-name="ce4" office:value-type="string" calcext:value-type="string">
            <text:p>skip</text:p>
          </table:table-cell>
          <table:table-cell table:style-name="ce33" table:number-columns-repeated="2"/>
        </table:table-row>
        <table:table-row table:style-name="ro1">
          <table:table-cell table:style-name="ce4" office:value-type="string" calcext:value-type="string">
            <text:p>some-medium</text:p>
          </table:table-cell>
          <table:table-cell table:style-name="ce4" office:value-type="string" calcext:value-type="string">
            <text:p>01-012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[.D12]" office:value-type="string" office:string-value="nbg1-fsn1-hel1" calcext:value-type="string">
            <text:p>nbg1-fsn1-hel1</text:p>
          </table:table-cell>
          <table:table-cell table:style-name="ce4" office:value-type="string" calcext:value-type="string">
            <text:p>08x08c</text:p>
          </table:table-cell>
          <table:table-cell table:style-name="ce17" table:formula="of:=COM.MICROSOFT.CONCAT([.D13]; &quot;/&quot;; [.E13]; &quot;/tsp-&quot;; [.C13])" office:value-type="string" office:string-value="nbg1-fsn1-hel1/08x08c/tsp-10" calcext:value-type="string">
            <text:p>nbg1-fsn1-hel1/08x08c/tsp-10</text:p>
          </table:table-cell>
          <table:table-cell table:style-name="ce4" office:value-type="string" calcext:value-type="string">
            <text:p>skip</text:p>
          </table:table-cell>
          <table:table-cell table:style-name="ce33" table:number-columns-repeated="2"/>
        </table:table-row>
        <table:table-row table:style-name="ro1">
          <table:table-cell table:style-name="ce5" office:value-type="string" calcext:value-type="string">
            <text:p>some-medium</text:p>
          </table:table-cell>
          <table:table-cell table:style-name="ce5" office:value-type="string" calcext:value-type="string">
            <text:p>01-013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nbg1-fsn1-ash</text:p>
          </table:table-cell>
          <table:table-cell table:style-name="ce5" office:value-type="string" calcext:value-type="string">
            <text:p>02x08c</text:p>
          </table:table-cell>
          <table:table-cell table:style-name="ce18" table:formula="of:=COM.MICROSOFT.CONCAT([.D14]; &quot;/&quot;; [.E14]; &quot;/tsp-&quot;; [.C14])" office:value-type="string" office:string-value="nbg1-fsn1-ash/02x08c/tsp-10" calcext:value-type="string">
            <text:p>nbg1-fsn1-ash/02x08c/tsp-10</text:p>
          </table:table-cell>
          <table:table-cell table:style-name="ce5" office:value-type="string" calcext:value-type="string">
            <text:p>X</text:p>
          </table:table-cell>
          <table:table-cell table:style-name="ce34" office:value-type="string" calcext:value-type="string">
            <text:p><text:span text:style-name="T1">Locust and Broker nbg1–fsn1 – all CCX33 Providers in </text:span>ash (Ashburn, US East)</text:p>
          </table:table-cell>
          <table:table-cell table:style-name="ce34"/>
        </table:table-row>
        <table:table-row table:style-name="ro1">
          <table:table-cell table:style-name="ce5" office:value-type="string" calcext:value-type="string">
            <text:p>some-medium</text:p>
          </table:table-cell>
          <table:table-cell table:style-name="ce5" office:value-type="string" calcext:value-type="string">
            <text:p>01-014</text:p>
          </table:table-cell>
          <table:table-cell table:style-name="ce5" office:value-type="float" office:value="10" calcext:value-type="float">
            <text:p>10</text:p>
          </table:table-cell>
          <table:table-cell table:style-name="ce18" table:formula="of:=[.D14]" office:value-type="string" office:string-value="nbg1-fsn1-ash" calcext:value-type="string">
            <text:p>nbg1-fsn1-ash</text:p>
          </table:table-cell>
          <table:table-cell table:style-name="ce5" office:value-type="string" calcext:value-type="string">
            <text:p>04x08c</text:p>
          </table:table-cell>
          <table:table-cell table:style-name="ce18" table:formula="of:=COM.MICROSOFT.CONCAT([.D15]; &quot;/&quot;; [.E15]; &quot;/tsp-&quot;; [.C15])" office:value-type="string" office:string-value="nbg1-fsn1-ash/04x08c/tsp-10" calcext:value-type="string">
            <text:p>nbg1-fsn1-ash/04x08c/tsp-10</text:p>
          </table:table-cell>
          <table:table-cell table:style-name="ce5" office:value-type="string" calcext:value-type="string">
            <text:p>X</text:p>
          </table:table-cell>
          <table:table-cell table:style-name="ce34" table:number-columns-repeated="2"/>
        </table:table-row>
        <table:table-row table:style-name="ro1">
          <table:table-cell table:style-name="ce5" office:value-type="string" calcext:value-type="string">
            <text:p>some-medium</text:p>
          </table:table-cell>
          <table:table-cell table:style-name="ce5" office:value-type="string" calcext:value-type="string">
            <text:p>01-015</text:p>
          </table:table-cell>
          <table:table-cell table:style-name="ce5" office:value-type="float" office:value="10" calcext:value-type="float">
            <text:p>10</text:p>
          </table:table-cell>
          <table:table-cell table:style-name="ce18" table:formula="of:=[.D15]" office:value-type="string" office:string-value="nbg1-fsn1-ash" calcext:value-type="string">
            <text:p>nbg1-fsn1-ash</text:p>
          </table:table-cell>
          <table:table-cell table:style-name="ce5" office:value-type="string" calcext:value-type="string">
            <text:p>06x08c</text:p>
          </table:table-cell>
          <table:table-cell table:style-name="ce18" table:formula="of:=COM.MICROSOFT.CONCAT([.D16]; &quot;/&quot;; [.E16]; &quot;/tsp-&quot;; [.C16])" office:value-type="string" office:string-value="nbg1-fsn1-ash/06x08c/tsp-10" calcext:value-type="string">
            <text:p>nbg1-fsn1-ash/06x08c/tsp-10</text:p>
          </table:table-cell>
          <table:table-cell table:style-name="ce5" office:value-type="string" calcext:value-type="string">
            <text:p>X</text:p>
          </table:table-cell>
          <table:table-cell table:style-name="ce34" table:number-columns-repeated="2"/>
        </table:table-row>
        <table:table-row table:style-name="ro1">
          <table:table-cell table:style-name="ce5" office:value-type="string" calcext:value-type="string">
            <text:p>some-medium</text:p>
          </table:table-cell>
          <table:table-cell table:style-name="ce5" office:value-type="string" calcext:value-type="string">
            <text:p>01-016</text:p>
          </table:table-cell>
          <table:table-cell table:style-name="ce5" office:value-type="float" office:value="10" calcext:value-type="float">
            <text:p>10</text:p>
          </table:table-cell>
          <table:table-cell table:style-name="ce18" table:formula="of:=[.D16]" office:value-type="string" office:string-value="nbg1-fsn1-ash" calcext:value-type="string">
            <text:p>nbg1-fsn1-ash</text:p>
          </table:table-cell>
          <table:table-cell table:style-name="ce5" office:value-type="string" calcext:value-type="string">
            <text:p>08x08c</text:p>
          </table:table-cell>
          <table:table-cell table:style-name="ce18" table:formula="of:=COM.MICROSOFT.CONCAT([.D17]; &quot;/&quot;; [.E17]; &quot;/tsp-&quot;; [.C17])" office:value-type="string" office:string-value="nbg1-fsn1-ash/08x08c/tsp-10" calcext:value-type="string">
            <text:p>nbg1-fsn1-ash/08x08c/tsp-10</text:p>
          </table:table-cell>
          <table:table-cell table:style-name="ce5" office:value-type="string" calcext:value-type="string">
            <text:p>X</text:p>
          </table:table-cell>
          <table:table-cell table:style-name="ce34" table:number-columns-repeated="2"/>
        </table:table-row>
        <table:table-row table:style-name="ro1">
          <table:table-cell table:style-name="ce49" office:value-type="string" calcext:value-type="string">
            <text:p>some-medium</text:p>
          </table:table-cell>
          <table:table-cell table:style-name="ce49" office:value-type="string" calcext:value-type="string">
            <text:p>01-017</text:p>
          </table:table-cell>
          <table:table-cell table:style-name="ce49" office:value-type="float" office:value="10" calcext:value-type="float">
            <text:p>10</text:p>
          </table:table-cell>
          <table:table-cell table:style-name="ce63" office:value-type="string" calcext:value-type="string">
            <text:p>nbg1-fsn1-hil</text:p>
          </table:table-cell>
          <table:table-cell table:style-name="ce49" office:value-type="string" calcext:value-type="string">
            <text:p>02x08c</text:p>
          </table:table-cell>
          <table:table-cell table:style-name="ce63" table:formula="of:=COM.MICROSOFT.CONCAT([.D18]; &quot;/&quot;; [.E18]; &quot;/tsp-&quot;; [.C18])" office:value-type="string" office:string-value="nbg1-fsn1-hil/02x08c/tsp-10" calcext:value-type="string">
            <text:p>nbg1-fsn1-hil/02x08c/tsp-10</text:p>
          </table:table-cell>
          <table:table-cell table:style-name="ce49" office:value-type="string" calcext:value-type="string">
            <text:p>X</text:p>
          </table:table-cell>
          <table:table-cell table:style-name="ce83" office:value-type="string" calcext:value-type="string">
            <text:p><text:span text:style-name="T1">“Provider Latency”, Locust and Broker nbg1–fsn1 – all CCX33 Providers in hil </text:span>(Hillsboro, US West)</text:p>
          </table:table-cell>
          <table:table-cell table:style-name="ce83"/>
        </table:table-row>
        <table:table-row table:style-name="ro1">
          <table:table-cell table:style-name="ce49" office:value-type="string" calcext:value-type="string">
            <text:p>some-medium</text:p>
          </table:table-cell>
          <table:table-cell table:style-name="ce49" office:value-type="string" calcext:value-type="string">
            <text:p>01-018</text:p>
          </table:table-cell>
          <table:table-cell table:style-name="ce49" office:value-type="float" office:value="10" calcext:value-type="float">
            <text:p>10</text:p>
          </table:table-cell>
          <table:table-cell table:style-name="ce63" table:formula="of:=[.D18]" office:value-type="string" office:string-value="nbg1-fsn1-hil" calcext:value-type="string">
            <text:p>nbg1-fsn1-hil</text:p>
          </table:table-cell>
          <table:table-cell table:style-name="ce49" office:value-type="string" calcext:value-type="string">
            <text:p>04x08c</text:p>
          </table:table-cell>
          <table:table-cell table:style-name="ce63" table:formula="of:=COM.MICROSOFT.CONCAT([.D19]; &quot;/&quot;; [.E19]; &quot;/tsp-&quot;; [.C19])" office:value-type="string" office:string-value="nbg1-fsn1-hil/04x08c/tsp-10" calcext:value-type="string">
            <text:p>nbg1-fsn1-hil/04x08c/tsp-10</text:p>
          </table:table-cell>
          <table:table-cell table:style-name="ce49" office:value-type="string" calcext:value-type="string">
            <text:p>X</text:p>
          </table:table-cell>
          <table:table-cell table:style-name="ce83" table:number-columns-repeated="2"/>
        </table:table-row>
        <table:table-row table:style-name="ro1">
          <table:table-cell table:style-name="ce49" office:value-type="string" calcext:value-type="string">
            <text:p>some-medium</text:p>
          </table:table-cell>
          <table:table-cell table:style-name="ce49" office:value-type="string" calcext:value-type="string">
            <text:p>01-019</text:p>
          </table:table-cell>
          <table:table-cell table:style-name="ce49" office:value-type="float" office:value="10" calcext:value-type="float">
            <text:p>10</text:p>
          </table:table-cell>
          <table:table-cell table:style-name="ce63" table:formula="of:=[.D19]" office:value-type="string" office:string-value="nbg1-fsn1-hil" calcext:value-type="string">
            <text:p>nbg1-fsn1-hil</text:p>
          </table:table-cell>
          <table:table-cell table:style-name="ce49" office:value-type="string" calcext:value-type="string">
            <text:p>06x08c</text:p>
          </table:table-cell>
          <table:table-cell table:style-name="ce63" table:formula="of:=COM.MICROSOFT.CONCAT([.D20]; &quot;/&quot;; [.E20]; &quot;/tsp-&quot;; [.C20])" office:value-type="string" office:string-value="nbg1-fsn1-hil/06x08c/tsp-10" calcext:value-type="string">
            <text:p>nbg1-fsn1-hil/06x08c/tsp-10</text:p>
          </table:table-cell>
          <table:table-cell table:style-name="ce49" office:value-type="string" calcext:value-type="string">
            <text:p>X</text:p>
          </table:table-cell>
          <table:table-cell table:style-name="ce83" table:number-columns-repeated="2"/>
        </table:table-row>
        <table:table-row table:style-name="ro1">
          <table:table-cell table:style-name="ce49" office:value-type="string" calcext:value-type="string">
            <text:p>some-medium</text:p>
          </table:table-cell>
          <table:table-cell table:style-name="ce49" office:value-type="string" calcext:value-type="string">
            <text:p>01-020</text:p>
          </table:table-cell>
          <table:table-cell table:style-name="ce49" office:value-type="float" office:value="10" calcext:value-type="float">
            <text:p>10</text:p>
          </table:table-cell>
          <table:table-cell table:style-name="ce63" table:formula="of:=[.D20]" office:value-type="string" office:string-value="nbg1-fsn1-hil" calcext:value-type="string">
            <text:p>nbg1-fsn1-hil</text:p>
          </table:table-cell>
          <table:table-cell table:style-name="ce49" office:value-type="string" calcext:value-type="string">
            <text:p>08x08c</text:p>
          </table:table-cell>
          <table:table-cell table:style-name="ce63" table:formula="of:=COM.MICROSOFT.CONCAT([.D21]; &quot;/&quot;; [.E21]; &quot;/tsp-&quot;; [.C21])" office:value-type="string" office:string-value="nbg1-fsn1-hil/08x08c/tsp-10" calcext:value-type="string">
            <text:p>nbg1-fsn1-hil/08x08c/tsp-10</text:p>
          </table:table-cell>
          <table:table-cell table:style-name="ce49" office:value-type="string" calcext:value-type="string">
            <text:p>X</text:p>
          </table:table-cell>
          <table:table-cell table:style-name="ce83" table:number-columns-repeated="2"/>
        </table:table-row>
        <table:table-row table:style-name="ro1">
          <table:table-cell table:style-name="ce6" office:value-type="string" calcext:value-type="string">
            <text:p>some-medium</text:p>
          </table:table-cell>
          <table:table-cell table:style-name="ce6" office:value-type="string" calcext:value-type="string">
            <text:p>01-021</text:p>
          </table:table-cell>
          <table:table-cell table:style-name="ce6" office:value-type="float" office:value="10" calcext:value-type="float">
            <text:p>10</text:p>
          </table:table-cell>
          <table:table-cell table:style-name="ce19" office:value-type="string" calcext:value-type="string">
            <text:p>hil-fsn1-ash</text:p>
          </table:table-cell>
          <table:table-cell table:style-name="ce6" office:value-type="string" calcext:value-type="string">
            <text:p>02x08c</text:p>
          </table:table-cell>
          <table:table-cell table:style-name="ce19" table:formula="of:=COM.MICROSOFT.CONCAT([.D22]; &quot;/&quot;; [.E22]; &quot;/tsp-&quot;; [.C22])" office:value-type="string" office:string-value="hil-fsn1-ash/02x08c/tsp-10" calcext:value-type="string">
            <text:p>hil-fsn1-ash/02x08c/tsp-10</text:p>
          </table:table-cell>
          <table:table-cell table:style-name="ce6" office:value-type="string" calcext:value-type="string">
            <text:p>skip</text:p>
          </table:table-cell>
          <table:table-cell table:style-name="ce35" office:value-type="string" calcext:value-type="string">
            <text:p>“Worst Latency Case”, Locust hil (US West) – Broker fsn1 (EU) – Providers ash (US East)</text:p>
          </table:table-cell>
          <table:table-cell table:style-name="ce35"/>
        </table:table-row>
        <table:table-row table:style-name="ro1">
          <table:table-cell table:style-name="ce6" office:value-type="string" calcext:value-type="string">
            <text:p>some-medium</text:p>
          </table:table-cell>
          <table:table-cell table:style-name="ce6" office:value-type="string" calcext:value-type="string">
            <text:p>01-022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22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04x08c</text:p>
          </table:table-cell>
          <table:table-cell table:style-name="ce19" table:formula="of:=COM.MICROSOFT.CONCAT([.D23]; &quot;/&quot;; [.E23]; &quot;/tsp-&quot;; [.C23])" office:value-type="string" office:string-value="hil-fsn1-ash/04x08c/tsp-10" calcext:value-type="string">
            <text:p>hil-fsn1-ash/04x08c/tsp-10</text:p>
          </table:table-cell>
          <table:table-cell table:style-name="ce6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some-medium</text:p>
          </table:table-cell>
          <table:table-cell table:style-name="ce6" office:value-type="string" calcext:value-type="string">
            <text:p>01-023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23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06x08c</text:p>
          </table:table-cell>
          <table:table-cell table:style-name="ce19" table:formula="of:=COM.MICROSOFT.CONCAT([.D24]; &quot;/&quot;; [.E24]; &quot;/tsp-&quot;; [.C24])" office:value-type="string" office:string-value="hil-fsn1-ash/06x08c/tsp-10" calcext:value-type="string">
            <text:p>hil-fsn1-ash/06x08c/tsp-10</text:p>
          </table:table-cell>
          <table:table-cell table:style-name="ce6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some-medium</text:p>
          </table:table-cell>
          <table:table-cell table:style-name="ce6" office:value-type="string" calcext:value-type="string">
            <text:p>01-024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24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08x08c</text:p>
          </table:table-cell>
          <table:table-cell table:style-name="ce19" table:formula="of:=COM.MICROSOFT.CONCAT([.D25]; &quot;/&quot;; [.E25]; &quot;/tsp-&quot;; [.C25])" office:value-type="string" office:string-value="hil-fsn1-ash/08x08c/tsp-10" calcext:value-type="string">
            <text:p>hil-fsn1-ash/08x08c/tsp-10</text:p>
          </table:table-cell>
          <table:table-cell table:style-name="ce6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7" office:value-type="string" calcext:value-type="string">
            <text:p>biglittle</text:p>
          </table:table-cell>
          <table:table-cell table:style-name="ce7" office:value-type="string" calcext:value-type="string">
            <text:p>02-001</text:p>
          </table:table-cell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nbg1-fsn1-fsn1</text:p>
          </table:table-cell>
          <table:table-cell table:style-name="ce7" office:value-type="string" calcext:value-type="string">
            <text:p>48c+16c</text:p>
          </table:table-cell>
          <table:table-cell table:style-name="ce20" table:formula="of:=COM.MICROSOFT.CONCAT([.D26]; &quot;/&quot;; [.E26]; &quot;/tsp-&quot;; [.C26])" office:value-type="string" office:string-value="nbg1-fsn1-fsn1/48c+16c/tsp-10" calcext:value-type="string">
            <text:p>nbg1-fsn1-fsn1/48c+16c/tsp-10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Equal core-count spread across different types, Locust ngb1 – Broker and Providers in fsn1</text:p>
          </table:table-cell>
          <table:table-cell table:style-name="ce36" office:value-type="string" calcext:value-type="string">
            <text:p>Wasimoff doesn’t scale with only 2 Prov.; Serverledge struggled with tsp(8) again</text:p>
          </table:table-cell>
        </table:table-row>
        <table:table-row table:style-name="ro1">
          <table:table-cell table:style-name="ce7" office:value-type="string" calcext:value-type="string">
            <text:p>biglittle</text:p>
          </table:table-cell>
          <table:table-cell table:style-name="ce7" office:value-type="string" calcext:value-type="string">
            <text:p>02-002</text:p>
          </table:table-cell>
          <table:table-cell table:style-name="ce7" office:value-type="float" office:value="10" calcext:value-type="float">
            <text:p>10</text:p>
          </table:table-cell>
          <table:table-cell table:style-name="ce20" table:formula="of:=[.D26]" office:value-type="string" office:string-value="nbg1-fsn1-fsn1" calcext:value-type="string">
            <text:p>nbg1-fsn1-fsn1</text:p>
          </table:table-cell>
          <table:table-cell table:style-name="ce7" office:value-type="string" calcext:value-type="string">
            <text:p>02x32c</text:p>
          </table:table-cell>
          <table:table-cell table:style-name="ce20" table:formula="of:=COM.MICROSOFT.CONCAT([.D27]; &quot;/&quot;; [.E27]; &quot;/tsp-&quot;; [.C27])" office:value-type="string" office:string-value="nbg1-fsn1-fsn1/02x32c/tsp-10" calcext:value-type="string">
            <text:p>nbg1-fsn1-fsn1/02x32c/tsp-10</text:p>
          </table:table-cell>
          <table:table-cell table:style-name="ce7" office:value-type="string" calcext:value-type="string">
            <text:p>X</text:p>
          </table:table-cell>
          <table:table-cell table:style-name="ce36" table:number-columns-repeated="2"/>
        </table:table-row>
        <table:table-row table:style-name="ro1">
          <table:table-cell table:style-name="ce7" office:value-type="string" calcext:value-type="string">
            <text:p>biglittle</text:p>
          </table:table-cell>
          <table:table-cell table:style-name="ce7" office:value-type="string" calcext:value-type="string">
            <text:p>02-003</text:p>
          </table:table-cell>
          <table:table-cell table:style-name="ce7" office:value-type="float" office:value="10" calcext:value-type="float">
            <text:p>10</text:p>
          </table:table-cell>
          <table:table-cell table:style-name="ce20" table:formula="of:=[.D27]" office:value-type="string" office:string-value="nbg1-fsn1-fsn1" calcext:value-type="string">
            <text:p>nbg1-fsn1-fsn1</text:p>
          </table:table-cell>
          <table:table-cell table:style-name="ce7" office:value-type="string" calcext:value-type="string">
            <text:p>04x16c</text:p>
          </table:table-cell>
          <table:table-cell table:style-name="ce20" table:formula="of:=COM.MICROSOFT.CONCAT([.D28]; &quot;/&quot;; [.E28]; &quot;/tsp-&quot;; [.C28])" office:value-type="string" office:string-value="nbg1-fsn1-fsn1/04x16c/tsp-10" calcext:value-type="string">
            <text:p>nbg1-fsn1-fsn1/04x16c/tsp-10</text:p>
          </table:table-cell>
          <table:table-cell table:style-name="ce7" office:value-type="string" calcext:value-type="string">
            <text:p>X</text:p>
          </table:table-cell>
          <table:table-cell table:style-name="ce36" table:number-columns-repeated="2"/>
        </table:table-row>
        <table:table-row table:style-name="ro1">
          <table:table-cell table:style-name="ce8" office:value-type="string" calcext:value-type="string">
            <text:p>biglittle</text:p>
          </table:table-cell>
          <table:table-cell table:style-name="ce7" office:value-type="string" calcext:value-type="string">
            <text:p>02-004</text:p>
          </table:table-cell>
          <table:table-cell table:style-name="ce8" office:value-type="float" office:value="10" calcext:value-type="float">
            <text:p>10</text:p>
          </table:table-cell>
          <table:table-cell table:style-name="ce21" table:formula="of:=[.D28]" office:value-type="string" office:string-value="nbg1-fsn1-fsn1" calcext:value-type="string">
            <text:p>nbg1-fsn1-fsn1</text:p>
          </table:table-cell>
          <table:table-cell table:style-name="ce8" office:value-type="string" calcext:value-type="string">
            <text:p>08x08c</text:p>
          </table:table-cell>
          <table:table-cell table:style-name="ce20" table:formula="of:=COM.MICROSOFT.CONCAT([.D29]; &quot;/&quot;; [.E29]; &quot;/tsp-&quot;; [.C29])" office:value-type="string" office:string-value="nbg1-fsn1-fsn1/08x08c/tsp-10" calcext:value-type="string">
            <text:p>nbg1-fsn1-fsn1/08x08c/tsp-10</text:p>
          </table:table-cell>
          <table:table-cell table:style-name="ce8" table:formula="of:=[.G5]" office:value-type="string" office:string-value="X" calcext:value-type="string">
            <text:p>X</text:p>
          </table:table-cell>
          <table:table-cell table:style-name="ce37" office:value-type="string" calcext:value-type="string">
            <text:p><text:span text:style-name="T2">duplicate</text:span><text:span text:style-name="T3"> with “some-medium”: </text:span><text:span text:style-name="T4">nbg1-fsn1-fsn1/08x08c</text:span></text:p>
          </table:table-cell>
          <table:table-cell table:style-name="ce38"/>
        </table:table-row>
        <table:table-row table:style-name="ro1">
          <table:table-cell table:style-name="ce7" office:value-type="string" calcext:value-type="string">
            <text:p>biglittle</text:p>
          </table:table-cell>
          <table:table-cell table:style-name="ce7" office:value-type="string" calcext:value-type="string">
            <text:p>02-005</text:p>
          </table:table-cell>
          <table:table-cell table:style-name="ce7" office:value-type="float" office:value="10" calcext:value-type="float">
            <text:p>10</text:p>
          </table:table-cell>
          <table:table-cell table:style-name="ce20" table:formula="of:=[.D29]" office:value-type="string" office:string-value="nbg1-fsn1-fsn1" calcext:value-type="string">
            <text:p>nbg1-fsn1-fsn1</text:p>
          </table:table-cell>
          <table:table-cell table:style-name="ce7" office:value-type="string" calcext:value-type="string">
            <text:p>16x04c</text:p>
          </table:table-cell>
          <table:table-cell table:style-name="ce20" table:formula="of:=COM.MICROSOFT.CONCAT([.D30]; &quot;/&quot;; [.E30]; &quot;/tsp-&quot;; [.C30])" office:value-type="string" office:string-value="nbg1-fsn1-fsn1/16x04c/tsp-10" calcext:value-type="string">
            <text:p>nbg1-fsn1-fsn1/16x04c/tsp-10</text:p>
          </table:table-cell>
          <table:table-cell table:style-name="ce8" office:value-type="string" calcext:value-type="string">
            <text:p>X</text:p>
          </table:table-cell>
          <table:table-cell table:style-name="ce36" table:number-columns-repeated="2"/>
        </table:table-row>
        <table:table-row table:style-name="ro1">
          <table:table-cell table:style-name="ce8" office:value-type="string" calcext:value-type="string">
            <text:p>biglittle</text:p>
          </table:table-cell>
          <table:table-cell table:style-name="ce7" office:value-type="string" calcext:value-type="string">
            <text:p>02-006</text:p>
          </table:table-cell>
          <table:table-cell table:style-name="ce8" office:value-type="float" office:value="10" calcext:value-type="float">
            <text:p>10</text:p>
          </table:table-cell>
          <table:table-cell table:style-name="ce21" table:formula="of:=[.D30]" office:value-type="string" office:string-value="nbg1-fsn1-fsn1" calcext:value-type="string">
            <text:p>nbg1-fsn1-fsn1</text:p>
          </table:table-cell>
          <table:table-cell table:style-name="ce8" office:value-type="string" calcext:value-type="string">
            <text:p>32x02c</text:p>
          </table:table-cell>
          <table:table-cell table:style-name="ce20" table:formula="of:=COM.MICROSOFT.CONCAT([.D31]; &quot;/&quot;; [.E31]; &quot;/tsp-&quot;; [.C31])" office:value-type="string" office:string-value="nbg1-fsn1-fsn1/32x02c/tsp-10" calcext:value-type="string">
            <text:p>nbg1-fsn1-fsn1/32x02c/tsp-10</text:p>
          </table:table-cell>
          <table:table-cell table:style-name="ce8" table:formula="of:=[.G48]" office:value-type="string" office:string-value="X" calcext:value-type="string">
            <text:p>X</text:p>
          </table:table-cell>
          <table:table-cell table:style-name="ce38" office:value-type="string" calcext:value-type="string">
            <text:p><text:span text:style-name="T3">duplicate</text:span><text:span text:style-name="T5"> </text:span><text:span text:style-name="T6">with “many-tiny”: </text:span><text:span text:style-name="T7">nbg1-fsn1-fsn1/32x02c</text:span></text:p>
          </table:table-cell>
          <table:table-cell table:style-name="ce38"/>
        </table:table-row>
        <table:table-row table:style-name="ro1">
          <table:table-cell table:style-name="ce8" office:value-type="string" calcext:value-type="string">
            <text:p>biglittle</text:p>
          </table:table-cell>
          <table:table-cell table:style-name="ce7" office:value-type="string" calcext:value-type="string">
            <text:p>02-007</text:p>
          </table:table-cell>
          <table:table-cell table:style-name="ce8" office:value-type="float" office:value="10" calcext:value-type="float">
            <text:p>10</text:p>
          </table:table-cell>
          <table:table-cell table:style-name="ce21" table:formula="of:=[.D31]" office:value-type="string" office:string-value="nbg1-fsn1-fsn1" calcext:value-type="string">
            <text:p>nbg1-fsn1-fsn1</text:p>
          </table:table-cell>
          <table:table-cell table:style-name="ce8" office:value-type="string" calcext:value-type="string">
            <text:p>32c+02x08c+08x02c</text:p>
          </table:table-cell>
          <table:table-cell table:style-name="ce20" table:formula="of:=COM.MICROSOFT.CONCAT([.D32]; &quot;/&quot;; [.E32]; &quot;/tsp-&quot;; [.C32])" office:value-type="string" office:string-value="nbg1-fsn1-fsn1/32c+02x08c+08x02c/tsp-10" calcext:value-type="string">
            <text:p>nbg1-fsn1-fsn1/32c+02x08c+08x02c/tsp-10</text:p>
          </table:table-cell>
          <table:table-cell table:style-name="ce8"/>
          <table:table-cell table:style-name="ce82" office:value-type="string" calcext:value-type="string">
            <text:p>Heterogeneous, extreme <text:span text:style-name="T8">inbalance</text:span> between core counts</text:p>
          </table:table-cell>
          <table:table-cell table:style-name="ce38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1</text:p>
          </table:table-cell>
          <table:table-cell table:style-name="ce9" office:value-type="float" office:value="10" calcext:value-type="float">
            <text:p>10</text:p>
          </table:table-cell>
          <table:table-cell table:style-name="ce22" office:value-type="string" calcext:value-type="string">
            <text:p>nbg1-fsn1-spread</text:p>
          </table:table-cell>
          <table:table-cell table:style-name="ce9" office:value-type="string" calcext:value-type="string">
            <text:p>04x02c</text:p>
          </table:table-cell>
          <table:table-cell table:style-name="ce22" table:formula="of:=COM.MICROSOFT.CONCAT([.D33]; &quot;/&quot;; [.E33]; &quot;/tsp-&quot;; [.C33])" office:value-type="string" office:string-value="nbg1-fsn1-spread/04x02c/tsp-10" calcext:value-type="string">
            <text:p>nbg1-fsn1-spread/04x02c/tsp-10</text:p>
          </table:table-cell>
          <table:table-cell table:style-name="ce9" office:value-type="string" calcext:value-type="string">
            <text:p>skip</text:p>
          </table:table-cell>
          <table:table-cell table:style-name="ce39" office:value-type="string" calcext:value-type="string">
            <text:p>Locust in nbg1, Broker fsn1, CCX13 Providers spread across fsn1+hel1+ash+hil</text:p>
          </table:table-cell>
          <table:table-cell table:style-name="ce39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2</text:p>
          </table:table-cell>
          <table:table-cell table:style-name="ce9" office:value-type="float" office:value="10" calcext:value-type="float">
            <text:p>10</text:p>
          </table:table-cell>
          <table:table-cell table:style-name="ce22" table:formula="of:=[.D33]" office:value-type="string" office:string-value="nbg1-fsn1-spread" calcext:value-type="string">
            <text:p>nbg1-fsn1-spread</text:p>
          </table:table-cell>
          <table:table-cell table:style-name="ce9" office:value-type="string" calcext:value-type="string">
            <text:p>08x02c</text:p>
          </table:table-cell>
          <table:table-cell table:style-name="ce22" table:formula="of:=COM.MICROSOFT.CONCAT([.D34]; &quot;/&quot;; [.E34]; &quot;/tsp-&quot;; [.C34])" office:value-type="string" office:string-value="nbg1-fsn1-spread/08x02c/tsp-10" calcext:value-type="string">
            <text:p>nbg1-fsn1-spread/08x02c/tsp-10</text:p>
          </table:table-cell>
          <table:table-cell table:style-name="ce9" office:value-type="string" calcext:value-type="string">
            <text:p>skip</text:p>
          </table:table-cell>
          <table:table-cell table:style-name="ce39" table:number-columns-repeated="2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3</text:p>
          </table:table-cell>
          <table:table-cell table:style-name="ce9" office:value-type="float" office:value="10" calcext:value-type="float">
            <text:p>10</text:p>
          </table:table-cell>
          <table:table-cell table:style-name="ce22" table:formula="of:=[.D34]" office:value-type="string" office:string-value="nbg1-fsn1-spread" calcext:value-type="string">
            <text:p>nbg1-fsn1-spread</text:p>
          </table:table-cell>
          <table:table-cell table:style-name="ce9" office:value-type="string" calcext:value-type="string">
            <text:p>12x02c</text:p>
          </table:table-cell>
          <table:table-cell table:style-name="ce22" table:formula="of:=COM.MICROSOFT.CONCAT([.D35]; &quot;/&quot;; [.E35]; &quot;/tsp-&quot;; [.C35])" office:value-type="string" office:string-value="nbg1-fsn1-spread/12x02c/tsp-10" calcext:value-type="string">
            <text:p>nbg1-fsn1-spread/12x02c/tsp-10</text:p>
          </table:table-cell>
          <table:table-cell table:style-name="ce9" office:value-type="string" calcext:value-type="string">
            <text:p>skip</text:p>
          </table:table-cell>
          <table:table-cell table:style-name="ce39" table:number-columns-repeated="2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4</text:p>
          </table:table-cell>
          <table:table-cell table:style-name="ce9" office:value-type="float" office:value="10" calcext:value-type="float">
            <text:p>10</text:p>
          </table:table-cell>
          <table:table-cell table:style-name="ce22" table:formula="of:=[.D35]" office:value-type="string" office:string-value="nbg1-fsn1-spread" calcext:value-type="string">
            <text:p>nbg1-fsn1-spread</text:p>
          </table:table-cell>
          <table:table-cell table:style-name="ce9" office:value-type="string" calcext:value-type="string">
            <text:p>16x02c</text:p>
          </table:table-cell>
          <table:table-cell table:style-name="ce22" table:formula="of:=COM.MICROSOFT.CONCAT([.D36]; &quot;/&quot;; [.E36]; &quot;/tsp-&quot;; [.C36])" office:value-type="string" office:string-value="nbg1-fsn1-spread/16x02c/tsp-10" calcext:value-type="string">
            <text:p>nbg1-fsn1-spread/16x02c/tsp-10</text:p>
          </table:table-cell>
          <table:table-cell table:style-name="ce9" office:value-type="string" calcext:value-type="string">
            <text:p>skip</text:p>
          </table:table-cell>
          <table:table-cell table:style-name="ce39" table:number-columns-repeated="2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5</text:p>
          </table:table-cell>
          <table:table-cell table:style-name="ce9" office:value-type="float" office:value="10" calcext:value-type="float">
            <text:p>10</text:p>
          </table:table-cell>
          <table:table-cell table:style-name="ce22" table:formula="of:=[.D36]" office:value-type="string" office:string-value="nbg1-fsn1-spread" calcext:value-type="string">
            <text:p>nbg1-fsn1-spread</text:p>
          </table:table-cell>
          <table:table-cell table:style-name="ce9" office:value-type="string" calcext:value-type="string">
            <text:p>20x02c</text:p>
          </table:table-cell>
          <table:table-cell table:style-name="ce22" table:formula="of:=COM.MICROSOFT.CONCAT([.D37]; &quot;/&quot;; [.E37]; &quot;/tsp-&quot;; [.C37])" office:value-type="string" office:string-value="nbg1-fsn1-spread/20x02c/tsp-10" calcext:value-type="string">
            <text:p>nbg1-fsn1-spread/20x02c/tsp-10</text:p>
          </table:table-cell>
          <table:table-cell table:style-name="ce9" office:value-type="string" calcext:value-type="string">
            <text:p>skip</text:p>
          </table:table-cell>
          <table:table-cell table:style-name="ce39" table:number-columns-repeated="2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6</text:p>
          </table:table-cell>
          <table:table-cell table:style-name="ce9" office:value-type="float" office:value="10" calcext:value-type="float">
            <text:p>10</text:p>
          </table:table-cell>
          <table:table-cell table:style-name="ce22" table:formula="of:=[.D37]" office:value-type="string" office:string-value="nbg1-fsn1-spread" calcext:value-type="string">
            <text:p>nbg1-fsn1-spread</text:p>
          </table:table-cell>
          <table:table-cell table:style-name="ce9" office:value-type="string" calcext:value-type="string">
            <text:p>24x02c</text:p>
          </table:table-cell>
          <table:table-cell table:style-name="ce22" table:formula="of:=COM.MICROSOFT.CONCAT([.D38]; &quot;/&quot;; [.E38]; &quot;/tsp-&quot;; [.C38])" office:value-type="string" office:string-value="nbg1-fsn1-spread/24x02c/tsp-10" calcext:value-type="string">
            <text:p>nbg1-fsn1-spread/24x02c/tsp-10</text:p>
          </table:table-cell>
          <table:table-cell table:style-name="ce9" office:value-type="string" calcext:value-type="string">
            <text:p>skip</text:p>
          </table:table-cell>
          <table:table-cell table:style-name="ce39" table:number-columns-repeated="2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7</text:p>
          </table:table-cell>
          <table:table-cell table:style-name="ce9" office:value-type="float" office:value="10" calcext:value-type="float">
            <text:p>10</text:p>
          </table:table-cell>
          <table:table-cell table:style-name="ce22" table:formula="of:=[.D38]" office:value-type="string" office:string-value="nbg1-fsn1-spread" calcext:value-type="string">
            <text:p>nbg1-fsn1-spread</text:p>
          </table:table-cell>
          <table:table-cell table:style-name="ce9" office:value-type="string" calcext:value-type="string">
            <text:p>28x02c</text:p>
          </table:table-cell>
          <table:table-cell table:style-name="ce22" table:formula="of:=COM.MICROSOFT.CONCAT([.D39]; &quot;/&quot;; [.E39]; &quot;/tsp-&quot;; [.C39])" office:value-type="string" office:string-value="nbg1-fsn1-spread/28x02c/tsp-10" calcext:value-type="string">
            <text:p>nbg1-fsn1-spread/28x02c/tsp-10</text:p>
          </table:table-cell>
          <table:table-cell table:style-name="ce9" office:value-type="string" calcext:value-type="string">
            <text:p>skip</text:p>
          </table:table-cell>
          <table:table-cell table:style-name="ce39" table:number-columns-repeated="2"/>
        </table:table-row>
        <table:table-row table:style-name="ro1">
          <table:table-cell table:style-name="ce9" office:value-type="string" calcext:value-type="string">
            <text:p>geospread</text:p>
          </table:table-cell>
          <table:table-cell table:style-name="ce9" office:value-type="string" calcext:value-type="string">
            <text:p>03-008</text:p>
          </table:table-cell>
          <table:table-cell table:style-name="ce9" office:value-type="float" office:value="10" calcext:value-type="float">
            <text:p>10</text:p>
          </table:table-cell>
          <table:table-cell table:style-name="ce22" table:formula="of:=[.D39]" office:value-type="string" office:string-value="nbg1-fsn1-spread" calcext:value-type="string">
            <text:p>nbg1-fsn1-spread</text:p>
          </table:table-cell>
          <table:table-cell table:style-name="ce9" office:value-type="string" calcext:value-type="string">
            <text:p>32x02c</text:p>
          </table:table-cell>
          <table:table-cell table:style-name="ce22" table:formula="of:=COM.MICROSOFT.CONCAT([.D40]; &quot;/&quot;; [.E40]; &quot;/tsp-&quot;; [.C40])" office:value-type="string" office:string-value="nbg1-fsn1-spread/32x02c/tsp-10" calcext:value-type="string">
            <text:p>nbg1-fsn1-spread/32x02c/tsp-10</text:p>
          </table:table-cell>
          <table:table-cell table:style-name="ce9" office:value-type="string" calcext:value-type="string">
            <text:p>skip</text:p>
          </table:table-cell>
          <table:table-cell table:style-name="ce39" table:number-columns-repeated="2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1</text:p>
          </table:table-cell>
          <table:table-cell table:style-name="ce10" office:value-type="float" office:value="10" calcext:value-type="float">
            <text:p>10</text:p>
          </table:table-cell>
          <table:table-cell table:style-name="ce23" office:value-type="string" calcext:value-type="string">
            <text:p>nbg1-fsn1-fsn1</text:p>
          </table:table-cell>
          <table:table-cell table:style-name="ce10" office:value-type="string" calcext:value-type="string">
            <text:p>04x02c</text:p>
          </table:table-cell>
          <table:table-cell table:style-name="ce23" table:formula="of:=COM.MICROSOFT.CONCAT([.D41]; &quot;/&quot;; [.E41]; &quot;/tsp-&quot;; [.C41])" office:value-type="string" office:string-value="nbg1-fsn1-fsn1/04x02c/tsp-10" calcext:value-type="string">
            <text:p>nbg1-fsn1-fsn1/04x02c/tsp-10</text:p>
          </table:table-cell>
          <table:table-cell table:style-name="ce10" office:value-type="string" calcext:value-type="string">
            <text:p>X</text:p>
          </table:table-cell>
          <table:table-cell table:style-name="ce40" office:value-type="string" calcext:value-type="string">
            <text:p><text:span text:style-name="T1">Locust and Broker nbg1–fsn1 </text:span>– all CCX13 Providers in fsn1 (Falkenstein)</text:p>
          </table:table-cell>
          <table:table-cell table:style-name="ce40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2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41]" office:value-type="string" office:string-value="nbg1-fsn1-fsn1" calcext:value-type="string">
            <text:p>nbg1-fsn1-fsn1</text:p>
          </table:table-cell>
          <table:table-cell table:style-name="ce10" office:value-type="string" calcext:value-type="string">
            <text:p>08x02c</text:p>
          </table:table-cell>
          <table:table-cell table:style-name="ce23" table:formula="of:=COM.MICROSOFT.CONCAT([.D42]; &quot;/&quot;; [.E42]; &quot;/tsp-&quot;; [.C42])" office:value-type="string" office:string-value="nbg1-fsn1-fsn1/08x02c/tsp-10" calcext:value-type="string">
            <text:p>nbg1-fsn1-fsn1/08x02c/tsp-10</text:p>
          </table:table-cell>
          <table:table-cell table:style-name="ce10" office:value-type="string" calcext:value-type="string">
            <text:p>X</text:p>
          </table:table-cell>
          <table:table-cell table:style-name="ce40" table:number-columns-repeated="2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3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42]" office:value-type="string" office:string-value="nbg1-fsn1-fsn1" calcext:value-type="string">
            <text:p>nbg1-fsn1-fsn1</text:p>
          </table:table-cell>
          <table:table-cell table:style-name="ce10" office:value-type="string" calcext:value-type="string">
            <text:p>12x02c</text:p>
          </table:table-cell>
          <table:table-cell table:style-name="ce23" table:formula="of:=COM.MICROSOFT.CONCAT([.D43]; &quot;/&quot;; [.E43]; &quot;/tsp-&quot;; [.C43])" office:value-type="string" office:string-value="nbg1-fsn1-fsn1/12x02c/tsp-10" calcext:value-type="string">
            <text:p>nbg1-fsn1-fsn1/12x02c/tsp-10</text:p>
          </table:table-cell>
          <table:table-cell table:style-name="ce10" office:value-type="string" calcext:value-type="string">
            <text:p>X</text:p>
          </table:table-cell>
          <table:table-cell table:style-name="ce40" table:number-columns-repeated="2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4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43]" office:value-type="string" office:string-value="nbg1-fsn1-fsn1" calcext:value-type="string">
            <text:p>nbg1-fsn1-fsn1</text:p>
          </table:table-cell>
          <table:table-cell table:style-name="ce10" office:value-type="string" calcext:value-type="string">
            <text:p>16x02c</text:p>
          </table:table-cell>
          <table:table-cell table:style-name="ce23" table:formula="of:=COM.MICROSOFT.CONCAT([.D44]; &quot;/&quot;; [.E44]; &quot;/tsp-&quot;; [.C44])" office:value-type="string" office:string-value="nbg1-fsn1-fsn1/16x02c/tsp-10" calcext:value-type="string">
            <text:p>nbg1-fsn1-fsn1/16x02c/tsp-10</text:p>
          </table:table-cell>
          <table:table-cell table:style-name="ce10" office:value-type="string" calcext:value-type="string">
            <text:p>X</text:p>
          </table:table-cell>
          <table:table-cell table:style-name="ce40" table:number-columns-repeated="2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5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44]" office:value-type="string" office:string-value="nbg1-fsn1-fsn1" calcext:value-type="string">
            <text:p>nbg1-fsn1-fsn1</text:p>
          </table:table-cell>
          <table:table-cell table:style-name="ce10" office:value-type="string" calcext:value-type="string">
            <text:p>20x02c</text:p>
          </table:table-cell>
          <table:table-cell table:style-name="ce23" table:formula="of:=COM.MICROSOFT.CONCAT([.D45]; &quot;/&quot;; [.E45]; &quot;/tsp-&quot;; [.C45])" office:value-type="string" office:string-value="nbg1-fsn1-fsn1/20x02c/tsp-10" calcext:value-type="string">
            <text:p>nbg1-fsn1-fsn1/20x02c/tsp-10</text:p>
          </table:table-cell>
          <table:table-cell table:style-name="ce10" office:value-type="string" calcext:value-type="string">
            <text:p>X</text:p>
          </table:table-cell>
          <table:table-cell table:style-name="ce40" table:number-columns-repeated="2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6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45]" office:value-type="string" office:string-value="nbg1-fsn1-fsn1" calcext:value-type="string">
            <text:p>nbg1-fsn1-fsn1</text:p>
          </table:table-cell>
          <table:table-cell table:style-name="ce10" office:value-type="string" calcext:value-type="string">
            <text:p>24x02c</text:p>
          </table:table-cell>
          <table:table-cell table:style-name="ce23" table:formula="of:=COM.MICROSOFT.CONCAT([.D46]; &quot;/&quot;; [.E46]; &quot;/tsp-&quot;; [.C46])" office:value-type="string" office:string-value="nbg1-fsn1-fsn1/24x02c/tsp-10" calcext:value-type="string">
            <text:p>nbg1-fsn1-fsn1/24x02c/tsp-10</text:p>
          </table:table-cell>
          <table:table-cell table:style-name="ce10" office:value-type="string" calcext:value-type="string">
            <text:p>X</text:p>
          </table:table-cell>
          <table:table-cell table:style-name="ce40" table:number-columns-repeated="2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7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46]" office:value-type="string" office:string-value="nbg1-fsn1-fsn1" calcext:value-type="string">
            <text:p>nbg1-fsn1-fsn1</text:p>
          </table:table-cell>
          <table:table-cell table:style-name="ce10" office:value-type="string" calcext:value-type="string">
            <text:p>28x02c</text:p>
          </table:table-cell>
          <table:table-cell table:style-name="ce23" table:formula="of:=COM.MICROSOFT.CONCAT([.D47]; &quot;/&quot;; [.E47]; &quot;/tsp-&quot;; [.C47])" office:value-type="string" office:string-value="nbg1-fsn1-fsn1/28x02c/tsp-10" calcext:value-type="string">
            <text:p>nbg1-fsn1-fsn1/28x02c/tsp-10</text:p>
          </table:table-cell>
          <table:table-cell table:style-name="ce10" office:value-type="string" calcext:value-type="string">
            <text:p>X</text:p>
          </table:table-cell>
          <table:table-cell table:style-name="ce40" table:number-columns-repeated="2"/>
        </table:table-row>
        <table:table-row table:style-name="ro1">
          <table:table-cell table:style-name="ce10" office:value-type="string" calcext:value-type="string">
            <text:p>many-tiny</text:p>
          </table:table-cell>
          <table:table-cell table:style-name="ce10" office:value-type="string" calcext:value-type="string">
            <text:p>04-008</text:p>
          </table:table-cell>
          <table:table-cell table:style-name="ce10" office:value-type="float" office:value="10" calcext:value-type="float">
            <text:p>10</text:p>
          </table:table-cell>
          <table:table-cell table:style-name="ce23" table:formula="of:=[.D47]" office:value-type="string" office:string-value="nbg1-fsn1-fsn1" calcext:value-type="string">
            <text:p>nbg1-fsn1-fsn1</text:p>
          </table:table-cell>
          <table:table-cell table:style-name="ce10" office:value-type="string" calcext:value-type="string">
            <text:p>32x02c</text:p>
          </table:table-cell>
          <table:table-cell table:style-name="ce23" table:formula="of:=COM.MICROSOFT.CONCAT([.D48]; &quot;/&quot;; [.E48]; &quot;/tsp-&quot;; [.C48])" office:value-type="string" office:string-value="nbg1-fsn1-fsn1/32x02c/tsp-10" calcext:value-type="string">
            <text:p>nbg1-fsn1-fsn1/32x02c/tsp-10</text:p>
          </table:table-cell>
          <table:table-cell table:style-name="ce10" office:value-type="string" calcext:value-type="string">
            <text:p>X</text:p>
          </table:table-cell>
          <table:table-cell table:style-name="ce40"/>
          <table:table-cell table:style-name="ce40" office:value-type="string" calcext:value-type="string">
            <text:p>Includes TSP {8..11} measurements</text:p>
          </table:table-cell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09</text:p>
          </table:table-cell>
          <table:table-cell table:style-name="ce11" office:value-type="float" office:value="10" calcext:value-type="float">
            <text:p>10</text:p>
          </table:table-cell>
          <table:table-cell table:style-name="ce24" office:value-type="string" calcext:value-type="string">
            <text:p>hil-fsn1-fsn1</text:p>
          </table:table-cell>
          <table:table-cell table:style-name="ce11" office:value-type="string" calcext:value-type="string">
            <text:p>04x02c</text:p>
          </table:table-cell>
          <table:table-cell table:style-name="ce24" table:formula="of:=COM.MICROSOFT.CONCAT([.D49]; &quot;/&quot;; [.E49]; &quot;/tsp-&quot;; [.C49])" office:value-type="string" office:string-value="hil-fsn1-fsn1/04x02c/tsp-10" calcext:value-type="string">
            <text:p>hil-fsn1-fsn1/04x02c/tsp-10</text:p>
          </table:table-cell>
          <table:table-cell table:style-name="ce74" office:value-type="string" calcext:value-type="string">
            <text:p>skip</text:p>
          </table:table-cell>
          <table:table-cell table:style-name="ce41" office:value-type="string" calcext:value-type="string">
            <text:p>“Client Latency Case”, Locust hil (US West) – Broker and Providers fsn1 (EU)</text:p>
          </table:table-cell>
          <table:table-cell table:style-name="ce41"/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10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[.D49]" office:value-type="string" office:string-value="hil-fsn1-fsn1" calcext:value-type="string">
            <text:p>hil-fsn1-fsn1</text:p>
          </table:table-cell>
          <table:table-cell table:style-name="ce11" office:value-type="string" calcext:value-type="string">
            <text:p>08x02c</text:p>
          </table:table-cell>
          <table:table-cell table:style-name="ce24" table:formula="of:=COM.MICROSOFT.CONCAT([.D50]; &quot;/&quot;; [.E50]; &quot;/tsp-&quot;; [.C50])" office:value-type="string" office:string-value="hil-fsn1-fsn1/08x02c/tsp-10" calcext:value-type="string">
            <text:p>hil-fsn1-fsn1/08x02c/tsp-10</text:p>
          </table:table-cell>
          <table:table-cell table:style-name="ce74" office:value-type="string" calcext:value-type="string">
            <text:p>skip</text:p>
          </table:table-cell>
          <table:table-cell table:style-name="ce41" table:number-columns-repeated="2"/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11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[.D50]" office:value-type="string" office:string-value="hil-fsn1-fsn1" calcext:value-type="string">
            <text:p>hil-fsn1-fsn1</text:p>
          </table:table-cell>
          <table:table-cell table:style-name="ce11" office:value-type="string" calcext:value-type="string">
            <text:p>12x02c</text:p>
          </table:table-cell>
          <table:table-cell table:style-name="ce24" table:formula="of:=COM.MICROSOFT.CONCAT([.D51]; &quot;/&quot;; [.E51]; &quot;/tsp-&quot;; [.C51])" office:value-type="string" office:string-value="hil-fsn1-fsn1/12x02c/tsp-10" calcext:value-type="string">
            <text:p>hil-fsn1-fsn1/12x02c/tsp-10</text:p>
          </table:table-cell>
          <table:table-cell table:style-name="ce74" office:value-type="string" calcext:value-type="string">
            <text:p>skip</text:p>
          </table:table-cell>
          <table:table-cell table:style-name="ce41" table:number-columns-repeated="2"/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12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[.D51]" office:value-type="string" office:string-value="hil-fsn1-fsn1" calcext:value-type="string">
            <text:p>hil-fsn1-fsn1</text:p>
          </table:table-cell>
          <table:table-cell table:style-name="ce11" office:value-type="string" calcext:value-type="string">
            <text:p>16x02c</text:p>
          </table:table-cell>
          <table:table-cell table:style-name="ce24" table:formula="of:=COM.MICROSOFT.CONCAT([.D52]; &quot;/&quot;; [.E52]; &quot;/tsp-&quot;; [.C52])" office:value-type="string" office:string-value="hil-fsn1-fsn1/16x02c/tsp-10" calcext:value-type="string">
            <text:p>hil-fsn1-fsn1/16x02c/tsp-10</text:p>
          </table:table-cell>
          <table:table-cell table:style-name="ce74" office:value-type="string" calcext:value-type="string">
            <text:p>skip</text:p>
          </table:table-cell>
          <table:table-cell table:style-name="ce41" table:number-columns-repeated="2"/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13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[.D52]" office:value-type="string" office:string-value="hil-fsn1-fsn1" calcext:value-type="string">
            <text:p>hil-fsn1-fsn1</text:p>
          </table:table-cell>
          <table:table-cell table:style-name="ce11" office:value-type="string" calcext:value-type="string">
            <text:p>20x02c</text:p>
          </table:table-cell>
          <table:table-cell table:style-name="ce24" table:formula="of:=COM.MICROSOFT.CONCAT([.D53]; &quot;/&quot;; [.E53]; &quot;/tsp-&quot;; [.C53])" office:value-type="string" office:string-value="hil-fsn1-fsn1/20x02c/tsp-10" calcext:value-type="string">
            <text:p>hil-fsn1-fsn1/20x02c/tsp-10</text:p>
          </table:table-cell>
          <table:table-cell table:style-name="ce74" office:value-type="string" calcext:value-type="string">
            <text:p>skip</text:p>
          </table:table-cell>
          <table:table-cell table:style-name="ce41" table:number-columns-repeated="2"/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14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[.D53]" office:value-type="string" office:string-value="hil-fsn1-fsn1" calcext:value-type="string">
            <text:p>hil-fsn1-fsn1</text:p>
          </table:table-cell>
          <table:table-cell table:style-name="ce11" office:value-type="string" calcext:value-type="string">
            <text:p>24x02c</text:p>
          </table:table-cell>
          <table:table-cell table:style-name="ce24" table:formula="of:=COM.MICROSOFT.CONCAT([.D54]; &quot;/&quot;; [.E54]; &quot;/tsp-&quot;; [.C54])" office:value-type="string" office:string-value="hil-fsn1-fsn1/24x02c/tsp-10" calcext:value-type="string">
            <text:p>hil-fsn1-fsn1/24x02c/tsp-10</text:p>
          </table:table-cell>
          <table:table-cell table:style-name="ce74" office:value-type="string" calcext:value-type="string">
            <text:p>skip</text:p>
          </table:table-cell>
          <table:table-cell table:style-name="ce41" table:number-columns-repeated="2"/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15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[.D54]" office:value-type="string" office:string-value="hil-fsn1-fsn1" calcext:value-type="string">
            <text:p>hil-fsn1-fsn1</text:p>
          </table:table-cell>
          <table:table-cell table:style-name="ce11" office:value-type="string" calcext:value-type="string">
            <text:p>28x02c</text:p>
          </table:table-cell>
          <table:table-cell table:style-name="ce24" table:formula="of:=COM.MICROSOFT.CONCAT([.D55]; &quot;/&quot;; [.E55]; &quot;/tsp-&quot;; [.C55])" office:value-type="string" office:string-value="hil-fsn1-fsn1/28x02c/tsp-10" calcext:value-type="string">
            <text:p>hil-fsn1-fsn1/28x02c/tsp-10</text:p>
          </table:table-cell>
          <table:table-cell table:style-name="ce74" office:value-type="string" calcext:value-type="string">
            <text:p>skip</text:p>
          </table:table-cell>
          <table:table-cell table:style-name="ce41" table:number-columns-repeated="2"/>
        </table:table-row>
        <table:table-row table:style-name="ro1">
          <table:table-cell table:style-name="ce11" office:value-type="string" calcext:value-type="string">
            <text:p>many-tiny</text:p>
          </table:table-cell>
          <table:table-cell table:style-name="ce11" office:value-type="string" calcext:value-type="string">
            <text:p>04-016</text:p>
          </table:table-cell>
          <table:table-cell table:style-name="ce11" office:value-type="float" office:value="10" calcext:value-type="float">
            <text:p>10</text:p>
          </table:table-cell>
          <table:table-cell table:style-name="ce24" table:formula="of:=[.D55]" office:value-type="string" office:string-value="hil-fsn1-fsn1" calcext:value-type="string">
            <text:p>hil-fsn1-fsn1</text:p>
          </table:table-cell>
          <table:table-cell table:style-name="ce11" office:value-type="string" calcext:value-type="string">
            <text:p>32x02c</text:p>
          </table:table-cell>
          <table:table-cell table:style-name="ce24" table:formula="of:=COM.MICROSOFT.CONCAT([.D56]; &quot;/&quot;; [.E56]; &quot;/tsp-&quot;; [.C56])" office:value-type="string" office:string-value="hil-fsn1-fsn1/32x02c/tsp-10" calcext:value-type="string">
            <text:p>hil-fsn1-fsn1/32x02c/tsp-10</text:p>
          </table:table-cell>
          <table:table-cell table:style-name="ce74" office:value-type="string" calcext:value-type="string">
            <text:p>skip</text:p>
          </table:table-cell>
          <table:table-cell table:style-name="ce41" table:number-columns-repeated="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17</text:p>
          </table:table-cell>
          <table:table-cell table:style-name="ce12" office:value-type="float" office:value="10" calcext:value-type="float">
            <text:p>10</text:p>
          </table:table-cell>
          <table:table-cell table:style-name="ce25" office:value-type="string" calcext:value-type="string">
            <text:p>nbg1-fsn1-hel</text:p>
          </table:table-cell>
          <table:table-cell table:style-name="ce12" office:value-type="string" calcext:value-type="string">
            <text:p>04x02c</text:p>
          </table:table-cell>
          <table:table-cell table:style-name="ce25" table:formula="of:=COM.MICROSOFT.CONCAT([.D57]; &quot;/&quot;; [.E57]; &quot;/tsp-&quot;; [.C57])" office:value-type="string" office:string-value="nbg1-fsn1-hel/04x02c/tsp-10" calcext:value-type="string">
            <text:p>nbg1-fsn1-hel/04x02c/tsp-10</text:p>
          </table:table-cell>
          <table:table-cell table:style-name="ce75" office:value-type="string" calcext:value-type="string">
            <text:p>skip</text:p>
          </table:table-cell>
          <table:table-cell table:style-name="ce42" office:value-type="string" calcext:value-type="string">
            <text:p><text:span text:style-name="T1">Locust and Broker nbg1–fsn1 </text:span>– all CCX13 Providers in hel1 (Helsinki)</text:p>
          </table:table-cell>
          <table:table-cell table:style-name="ce4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18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[.D57]" office:value-type="string" office:string-value="nbg1-fsn1-hel" calcext:value-type="string">
            <text:p>nbg1-fsn1-hel</text:p>
          </table:table-cell>
          <table:table-cell table:style-name="ce12" office:value-type="string" calcext:value-type="string">
            <text:p>08x02c</text:p>
          </table:table-cell>
          <table:table-cell table:style-name="ce25" table:formula="of:=COM.MICROSOFT.CONCAT([.D58]; &quot;/&quot;; [.E58]; &quot;/tsp-&quot;; [.C58])" office:value-type="string" office:string-value="nbg1-fsn1-hel/08x02c/tsp-10" calcext:value-type="string">
            <text:p>nbg1-fsn1-hel/08x02c/tsp-10</text:p>
          </table:table-cell>
          <table:table-cell table:style-name="ce75" office:value-type="string" calcext:value-type="string">
            <text:p>skip</text:p>
          </table:table-cell>
          <table:table-cell table:style-name="ce42" table:number-columns-repeated="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19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[.D58]" office:value-type="string" office:string-value="nbg1-fsn1-hel" calcext:value-type="string">
            <text:p>nbg1-fsn1-hel</text:p>
          </table:table-cell>
          <table:table-cell table:style-name="ce12" office:value-type="string" calcext:value-type="string">
            <text:p>12x02c</text:p>
          </table:table-cell>
          <table:table-cell table:style-name="ce25" table:formula="of:=COM.MICROSOFT.CONCAT([.D59]; &quot;/&quot;; [.E59]; &quot;/tsp-&quot;; [.C59])" office:value-type="string" office:string-value="nbg1-fsn1-hel/12x02c/tsp-10" calcext:value-type="string">
            <text:p>nbg1-fsn1-hel/12x02c/tsp-10</text:p>
          </table:table-cell>
          <table:table-cell table:style-name="ce75" office:value-type="string" calcext:value-type="string">
            <text:p>skip</text:p>
          </table:table-cell>
          <table:table-cell table:style-name="ce42" table:number-columns-repeated="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20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[.D59]" office:value-type="string" office:string-value="nbg1-fsn1-hel" calcext:value-type="string">
            <text:p>nbg1-fsn1-hel</text:p>
          </table:table-cell>
          <table:table-cell table:style-name="ce12" office:value-type="string" calcext:value-type="string">
            <text:p>16x02c</text:p>
          </table:table-cell>
          <table:table-cell table:style-name="ce25" table:formula="of:=COM.MICROSOFT.CONCAT([.D60]; &quot;/&quot;; [.E60]; &quot;/tsp-&quot;; [.C60])" office:value-type="string" office:string-value="nbg1-fsn1-hel/16x02c/tsp-10" calcext:value-type="string">
            <text:p>nbg1-fsn1-hel/16x02c/tsp-10</text:p>
          </table:table-cell>
          <table:table-cell table:style-name="ce75" office:value-type="string" calcext:value-type="string">
            <text:p>skip</text:p>
          </table:table-cell>
          <table:table-cell table:style-name="ce42" table:number-columns-repeated="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21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[.D60]" office:value-type="string" office:string-value="nbg1-fsn1-hel" calcext:value-type="string">
            <text:p>nbg1-fsn1-hel</text:p>
          </table:table-cell>
          <table:table-cell table:style-name="ce12" office:value-type="string" calcext:value-type="string">
            <text:p>20x02c</text:p>
          </table:table-cell>
          <table:table-cell table:style-name="ce25" table:formula="of:=COM.MICROSOFT.CONCAT([.D61]; &quot;/&quot;; [.E61]; &quot;/tsp-&quot;; [.C61])" office:value-type="string" office:string-value="nbg1-fsn1-hel/20x02c/tsp-10" calcext:value-type="string">
            <text:p>nbg1-fsn1-hel/20x02c/tsp-10</text:p>
          </table:table-cell>
          <table:table-cell table:style-name="ce75" office:value-type="string" calcext:value-type="string">
            <text:p>skip</text:p>
          </table:table-cell>
          <table:table-cell table:style-name="ce42" table:number-columns-repeated="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22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[.D61]" office:value-type="string" office:string-value="nbg1-fsn1-hel" calcext:value-type="string">
            <text:p>nbg1-fsn1-hel</text:p>
          </table:table-cell>
          <table:table-cell table:style-name="ce12" office:value-type="string" calcext:value-type="string">
            <text:p>24x02c</text:p>
          </table:table-cell>
          <table:table-cell table:style-name="ce25" table:formula="of:=COM.MICROSOFT.CONCAT([.D62]; &quot;/&quot;; [.E62]; &quot;/tsp-&quot;; [.C62])" office:value-type="string" office:string-value="nbg1-fsn1-hel/24x02c/tsp-10" calcext:value-type="string">
            <text:p>nbg1-fsn1-hel/24x02c/tsp-10</text:p>
          </table:table-cell>
          <table:table-cell table:style-name="ce75" office:value-type="string" calcext:value-type="string">
            <text:p>skip</text:p>
          </table:table-cell>
          <table:table-cell table:style-name="ce42" table:number-columns-repeated="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23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[.D62]" office:value-type="string" office:string-value="nbg1-fsn1-hel" calcext:value-type="string">
            <text:p>nbg1-fsn1-hel</text:p>
          </table:table-cell>
          <table:table-cell table:style-name="ce12" office:value-type="string" calcext:value-type="string">
            <text:p>28x02c</text:p>
          </table:table-cell>
          <table:table-cell table:style-name="ce25" table:formula="of:=COM.MICROSOFT.CONCAT([.D63]; &quot;/&quot;; [.E63]; &quot;/tsp-&quot;; [.C63])" office:value-type="string" office:string-value="nbg1-fsn1-hel/28x02c/tsp-10" calcext:value-type="string">
            <text:p>nbg1-fsn1-hel/28x02c/tsp-10</text:p>
          </table:table-cell>
          <table:table-cell table:style-name="ce75" office:value-type="string" calcext:value-type="string">
            <text:p>skip</text:p>
          </table:table-cell>
          <table:table-cell table:style-name="ce42" table:number-columns-repeated="2"/>
        </table:table-row>
        <table:table-row table:style-name="ro1">
          <table:table-cell table:style-name="ce12" office:value-type="string" calcext:value-type="string">
            <text:p>many-tiny</text:p>
          </table:table-cell>
          <table:table-cell table:style-name="ce12" office:value-type="string" calcext:value-type="string">
            <text:p>04-024</text:p>
          </table:table-cell>
          <table:table-cell table:style-name="ce12" office:value-type="float" office:value="10" calcext:value-type="float">
            <text:p>10</text:p>
          </table:table-cell>
          <table:table-cell table:style-name="ce25" table:formula="of:=[.D63]" office:value-type="string" office:string-value="nbg1-fsn1-hel" calcext:value-type="string">
            <text:p>nbg1-fsn1-hel</text:p>
          </table:table-cell>
          <table:table-cell table:style-name="ce12" office:value-type="string" calcext:value-type="string">
            <text:p>32x02c</text:p>
          </table:table-cell>
          <table:table-cell table:style-name="ce25" table:formula="of:=COM.MICROSOFT.CONCAT([.D64]; &quot;/&quot;; [.E64]; &quot;/tsp-&quot;; [.C64])" office:value-type="string" office:string-value="nbg1-fsn1-hel/32x02c/tsp-10" calcext:value-type="string">
            <text:p>nbg1-fsn1-hel/32x02c/tsp-10</text:p>
          </table:table-cell>
          <table:table-cell table:style-name="ce75" office:value-type="string" calcext:value-type="string">
            <text:p>skip</text:p>
          </table:table-cell>
          <table:table-cell table:style-name="ce42" table:number-columns-repeated="2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25</text:p>
          </table:table-cell>
          <table:table-cell table:style-name="ce13" office:value-type="float" office:value="10" calcext:value-type="float">
            <text:p>10</text:p>
          </table:table-cell>
          <table:table-cell table:style-name="ce26" office:value-type="string" calcext:value-type="string">
            <text:p>nbg1-fsn1-ash</text:p>
          </table:table-cell>
          <table:table-cell table:style-name="ce13" office:value-type="string" calcext:value-type="string">
            <text:p>04x02c</text:p>
          </table:table-cell>
          <table:table-cell table:style-name="ce26" table:formula="of:=COM.MICROSOFT.CONCAT([.D65]; &quot;/&quot;; [.E65]; &quot;/tsp-&quot;; [.C65])" office:value-type="string" office:string-value="nbg1-fsn1-ash/04x02c/tsp-10" calcext:value-type="string">
            <text:p>nbg1-fsn1-ash/04x02c/tsp-10</text:p>
          </table:table-cell>
          <table:table-cell table:style-name="ce76" office:value-type="string" calcext:value-type="string">
            <text:p>skip</text:p>
          </table:table-cell>
          <table:table-cell table:style-name="ce43" office:value-type="string" calcext:value-type="string">
            <text:p><text:span text:style-name="T1">Locust and Broker nbg1–fsn1 </text:span>– all CCX13 Providers in ash (Ashburn, US East)</text:p>
          </table:table-cell>
          <table:table-cell table:style-name="ce43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26</text:p>
          </table:table-cell>
          <table:table-cell table:style-name="ce13" office:value-type="float" office:value="10" calcext:value-type="float">
            <text:p>10</text:p>
          </table:table-cell>
          <table:table-cell table:style-name="ce26" table:formula="of:=[.D65]" office:value-type="string" office:string-value="nbg1-fsn1-ash" calcext:value-type="string">
            <text:p>nbg1-fsn1-ash</text:p>
          </table:table-cell>
          <table:table-cell table:style-name="ce13" office:value-type="string" calcext:value-type="string">
            <text:p>08x02c</text:p>
          </table:table-cell>
          <table:table-cell table:style-name="ce26" table:formula="of:=COM.MICROSOFT.CONCAT([.D66]; &quot;/&quot;; [.E66]; &quot;/tsp-&quot;; [.C66])" office:value-type="string" office:string-value="nbg1-fsn1-ash/08x02c/tsp-10" calcext:value-type="string">
            <text:p>nbg1-fsn1-ash/08x02c/tsp-10</text:p>
          </table:table-cell>
          <table:table-cell table:style-name="ce76" office:value-type="string" calcext:value-type="string">
            <text:p>skip</text:p>
          </table:table-cell>
          <table:table-cell table:style-name="ce43" table:number-columns-repeated="2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27</text:p>
          </table:table-cell>
          <table:table-cell table:style-name="ce13" office:value-type="float" office:value="10" calcext:value-type="float">
            <text:p>10</text:p>
          </table:table-cell>
          <table:table-cell table:style-name="ce26" table:formula="of:=[.D66]" office:value-type="string" office:string-value="nbg1-fsn1-ash" calcext:value-type="string">
            <text:p>nbg1-fsn1-ash</text:p>
          </table:table-cell>
          <table:table-cell table:style-name="ce13" office:value-type="string" calcext:value-type="string">
            <text:p>12x02c</text:p>
          </table:table-cell>
          <table:table-cell table:style-name="ce26" table:formula="of:=COM.MICROSOFT.CONCAT([.D67]; &quot;/&quot;; [.E67]; &quot;/tsp-&quot;; [.C67])" office:value-type="string" office:string-value="nbg1-fsn1-ash/12x02c/tsp-10" calcext:value-type="string">
            <text:p>nbg1-fsn1-ash/12x02c/tsp-10</text:p>
          </table:table-cell>
          <table:table-cell table:style-name="ce76" office:value-type="string" calcext:value-type="string">
            <text:p>skip</text:p>
          </table:table-cell>
          <table:table-cell table:style-name="ce43" table:number-columns-repeated="2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28</text:p>
          </table:table-cell>
          <table:table-cell table:style-name="ce13" office:value-type="float" office:value="10" calcext:value-type="float">
            <text:p>10</text:p>
          </table:table-cell>
          <table:table-cell table:style-name="ce26" table:formula="of:=[.D67]" office:value-type="string" office:string-value="nbg1-fsn1-ash" calcext:value-type="string">
            <text:p>nbg1-fsn1-ash</text:p>
          </table:table-cell>
          <table:table-cell table:style-name="ce13" office:value-type="string" calcext:value-type="string">
            <text:p>16x02c</text:p>
          </table:table-cell>
          <table:table-cell table:style-name="ce26" table:formula="of:=COM.MICROSOFT.CONCAT([.D68]; &quot;/&quot;; [.E68]; &quot;/tsp-&quot;; [.C68])" office:value-type="string" office:string-value="nbg1-fsn1-ash/16x02c/tsp-10" calcext:value-type="string">
            <text:p>nbg1-fsn1-ash/16x02c/tsp-10</text:p>
          </table:table-cell>
          <table:table-cell table:style-name="ce76" office:value-type="string" calcext:value-type="string">
            <text:p>skip</text:p>
          </table:table-cell>
          <table:table-cell table:style-name="ce43" table:number-columns-repeated="2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29</text:p>
          </table:table-cell>
          <table:table-cell table:style-name="ce13" office:value-type="float" office:value="10" calcext:value-type="float">
            <text:p>10</text:p>
          </table:table-cell>
          <table:table-cell table:style-name="ce26" table:formula="of:=[.D68]" office:value-type="string" office:string-value="nbg1-fsn1-ash" calcext:value-type="string">
            <text:p>nbg1-fsn1-ash</text:p>
          </table:table-cell>
          <table:table-cell table:style-name="ce13" office:value-type="string" calcext:value-type="string">
            <text:p>20x02c</text:p>
          </table:table-cell>
          <table:table-cell table:style-name="ce26" table:formula="of:=COM.MICROSOFT.CONCAT([.D69]; &quot;/&quot;; [.E69]; &quot;/tsp-&quot;; [.C69])" office:value-type="string" office:string-value="nbg1-fsn1-ash/20x02c/tsp-10" calcext:value-type="string">
            <text:p>nbg1-fsn1-ash/20x02c/tsp-10</text:p>
          </table:table-cell>
          <table:table-cell table:style-name="ce76" office:value-type="string" calcext:value-type="string">
            <text:p>skip</text:p>
          </table:table-cell>
          <table:table-cell table:style-name="ce43" table:number-columns-repeated="2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30</text:p>
          </table:table-cell>
          <table:table-cell table:style-name="ce13" office:value-type="float" office:value="10" calcext:value-type="float">
            <text:p>10</text:p>
          </table:table-cell>
          <table:table-cell table:style-name="ce26" table:formula="of:=[.D69]" office:value-type="string" office:string-value="nbg1-fsn1-ash" calcext:value-type="string">
            <text:p>nbg1-fsn1-ash</text:p>
          </table:table-cell>
          <table:table-cell table:style-name="ce13" office:value-type="string" calcext:value-type="string">
            <text:p>24x02c</text:p>
          </table:table-cell>
          <table:table-cell table:style-name="ce26" table:formula="of:=COM.MICROSOFT.CONCAT([.D70]; &quot;/&quot;; [.E70]; &quot;/tsp-&quot;; [.C70])" office:value-type="string" office:string-value="nbg1-fsn1-ash/24x02c/tsp-10" calcext:value-type="string">
            <text:p>nbg1-fsn1-ash/24x02c/tsp-10</text:p>
          </table:table-cell>
          <table:table-cell table:style-name="ce76" office:value-type="string" calcext:value-type="string">
            <text:p>skip</text:p>
          </table:table-cell>
          <table:table-cell table:style-name="ce43" table:number-columns-repeated="2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31</text:p>
          </table:table-cell>
          <table:table-cell table:style-name="ce13" office:value-type="float" office:value="10" calcext:value-type="float">
            <text:p>10</text:p>
          </table:table-cell>
          <table:table-cell table:style-name="ce26" table:formula="of:=[.D70]" office:value-type="string" office:string-value="nbg1-fsn1-ash" calcext:value-type="string">
            <text:p>nbg1-fsn1-ash</text:p>
          </table:table-cell>
          <table:table-cell table:style-name="ce13" office:value-type="string" calcext:value-type="string">
            <text:p>28x02c</text:p>
          </table:table-cell>
          <table:table-cell table:style-name="ce26" table:formula="of:=COM.MICROSOFT.CONCAT([.D71]; &quot;/&quot;; [.E71]; &quot;/tsp-&quot;; [.C71])" office:value-type="string" office:string-value="nbg1-fsn1-ash/28x02c/tsp-10" calcext:value-type="string">
            <text:p>nbg1-fsn1-ash/28x02c/tsp-10</text:p>
          </table:table-cell>
          <table:table-cell table:style-name="ce76" office:value-type="string" calcext:value-type="string">
            <text:p>skip</text:p>
          </table:table-cell>
          <table:table-cell table:style-name="ce43" table:number-columns-repeated="2"/>
        </table:table-row>
        <table:table-row table:style-name="ro1">
          <table:table-cell table:style-name="ce13" office:value-type="string" calcext:value-type="string">
            <text:p>many-tiny</text:p>
          </table:table-cell>
          <table:table-cell table:style-name="ce13" office:value-type="string" calcext:value-type="string">
            <text:p>04-032</text:p>
          </table:table-cell>
          <table:table-cell table:style-name="ce13" office:value-type="float" office:value="10" calcext:value-type="float">
            <text:p>10</text:p>
          </table:table-cell>
          <table:table-cell table:style-name="ce26" table:formula="of:=[.D71]" office:value-type="string" office:string-value="nbg1-fsn1-ash" calcext:value-type="string">
            <text:p>nbg1-fsn1-ash</text:p>
          </table:table-cell>
          <table:table-cell table:style-name="ce13" office:value-type="string" calcext:value-type="string">
            <text:p>32x02c</text:p>
          </table:table-cell>
          <table:table-cell table:style-name="ce26" table:formula="of:=COM.MICROSOFT.CONCAT([.D72]; &quot;/&quot;; [.E72]; &quot;/tsp-&quot;; [.C72])" office:value-type="string" office:string-value="nbg1-fsn1-ash/32x02c/tsp-10" calcext:value-type="string">
            <text:p>nbg1-fsn1-ash/32x02c/tsp-10</text:p>
          </table:table-cell>
          <table:table-cell table:style-name="ce76" office:value-type="string" calcext:value-type="string">
            <text:p>skip</text:p>
          </table:table-cell>
          <table:table-cell table:style-name="ce43" table:number-columns-repeated="2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33</text:p>
          </table:table-cell>
          <table:table-cell table:style-name="ce6" office:value-type="float" office:value="10" calcext:value-type="float">
            <text:p>10</text:p>
          </table:table-cell>
          <table:table-cell table:style-name="ce19" office:value-type="string" calcext:value-type="string">
            <text:p>hil-fsn1-ash</text:p>
          </table:table-cell>
          <table:table-cell table:style-name="ce6" office:value-type="string" calcext:value-type="string">
            <text:p>04x02c</text:p>
          </table:table-cell>
          <table:table-cell table:style-name="ce19" table:formula="of:=COM.MICROSOFT.CONCAT([.D73]; &quot;/&quot;; [.E73]; &quot;/tsp-&quot;; [.C73])" office:value-type="string" office:string-value="hil-fsn1-ash/04x02c/tsp-10" calcext:value-type="string">
            <text:p>hil-fsn1-ash/04x02c/tsp-10</text:p>
          </table:table-cell>
          <table:table-cell table:style-name="ce77" office:value-type="string" calcext:value-type="string">
            <text:p>skip</text:p>
          </table:table-cell>
          <table:table-cell table:style-name="ce35" office:value-type="string" calcext:value-type="string">
            <text:p>“Worst Latency Case”, Locust hil (US West) – Broker fsn1 (EU) – Providers ash (US East)</text:p>
          </table:table-cell>
          <table:table-cell table:style-name="ce35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34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73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08x02c</text:p>
          </table:table-cell>
          <table:table-cell table:style-name="ce19" table:formula="of:=COM.MICROSOFT.CONCAT([.D74]; &quot;/&quot;; [.E74]; &quot;/tsp-&quot;; [.C74])" office:value-type="string" office:string-value="hil-fsn1-ash/08x02c/tsp-10" calcext:value-type="string">
            <text:p>hil-fsn1-ash/08x02c/tsp-10</text:p>
          </table:table-cell>
          <table:table-cell table:style-name="ce77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35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74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12x02c</text:p>
          </table:table-cell>
          <table:table-cell table:style-name="ce19" table:formula="of:=COM.MICROSOFT.CONCAT([.D75]; &quot;/&quot;; [.E75]; &quot;/tsp-&quot;; [.C75])" office:value-type="string" office:string-value="hil-fsn1-ash/12x02c/tsp-10" calcext:value-type="string">
            <text:p>hil-fsn1-ash/12x02c/tsp-10</text:p>
          </table:table-cell>
          <table:table-cell table:style-name="ce77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36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75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16x02c</text:p>
          </table:table-cell>
          <table:table-cell table:style-name="ce19" table:formula="of:=COM.MICROSOFT.CONCAT([.D76]; &quot;/&quot;; [.E76]; &quot;/tsp-&quot;; [.C76])" office:value-type="string" office:string-value="hil-fsn1-ash/16x02c/tsp-10" calcext:value-type="string">
            <text:p>hil-fsn1-ash/16x02c/tsp-10</text:p>
          </table:table-cell>
          <table:table-cell table:style-name="ce77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37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76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20x02c</text:p>
          </table:table-cell>
          <table:table-cell table:style-name="ce19" table:formula="of:=COM.MICROSOFT.CONCAT([.D77]; &quot;/&quot;; [.E77]; &quot;/tsp-&quot;; [.C77])" office:value-type="string" office:string-value="hil-fsn1-ash/20x02c/tsp-10" calcext:value-type="string">
            <text:p>hil-fsn1-ash/20x02c/tsp-10</text:p>
          </table:table-cell>
          <table:table-cell table:style-name="ce77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38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77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24x02c</text:p>
          </table:table-cell>
          <table:table-cell table:style-name="ce19" table:formula="of:=COM.MICROSOFT.CONCAT([.D78]; &quot;/&quot;; [.E78]; &quot;/tsp-&quot;; [.C78])" office:value-type="string" office:string-value="hil-fsn1-ash/24x02c/tsp-10" calcext:value-type="string">
            <text:p>hil-fsn1-ash/24x02c/tsp-10</text:p>
          </table:table-cell>
          <table:table-cell table:style-name="ce77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39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78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28x02c</text:p>
          </table:table-cell>
          <table:table-cell table:style-name="ce19" table:formula="of:=COM.MICROSOFT.CONCAT([.D79]; &quot;/&quot;; [.E79]; &quot;/tsp-&quot;; [.C79])" office:value-type="string" office:string-value="hil-fsn1-ash/28x02c/tsp-10" calcext:value-type="string">
            <text:p>hil-fsn1-ash/28x02c/tsp-10</text:p>
          </table:table-cell>
          <table:table-cell table:style-name="ce77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style-name="ce6" office:value-type="string" calcext:value-type="string">
            <text:p>many-tiny</text:p>
          </table:table-cell>
          <table:table-cell table:style-name="ce6" office:value-type="string" calcext:value-type="string">
            <text:p>04-040</text:p>
          </table:table-cell>
          <table:table-cell table:style-name="ce6" office:value-type="float" office:value="10" calcext:value-type="float">
            <text:p>10</text:p>
          </table:table-cell>
          <table:table-cell table:style-name="ce19" table:formula="of:=[.D79]" office:value-type="string" office:string-value="hil-fsn1-ash" calcext:value-type="string">
            <text:p>hil-fsn1-ash</text:p>
          </table:table-cell>
          <table:table-cell table:style-name="ce6" office:value-type="string" calcext:value-type="string">
            <text:p>32x02c</text:p>
          </table:table-cell>
          <table:table-cell table:style-name="ce19" table:formula="of:=COM.MICROSOFT.CONCAT([.D80]; &quot;/&quot;; [.E80]; &quot;/tsp-&quot;; [.C80])" office:value-type="string" office:string-value="hil-fsn1-ash/32x02c/tsp-10" calcext:value-type="string">
            <text:p>hil-fsn1-ash/32x02c/tsp-10</text:p>
          </table:table-cell>
          <table:table-cell table:style-name="ce77" office:value-type="string" calcext:value-type="string">
            <text:p>skip</text:p>
          </table:table-cell>
          <table:table-cell table:style-name="ce35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8"/>
          <table:table-cell table:number-columns-repeated="5"/>
        </table:table-row>
        <table:table-row table:style-name="ro1" table:number-rows-repeated="104849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09:50:25.635005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8:06:58.787197568</meta:creation-date>
    <dc:date>2024-01-25T09:50:44.522568593</dc:date>
    <meta:editing-duration>P2DT16H15M29S</meta:editing-duration>
    <meta:editing-cycles>33</meta:editing-cycles>
    <meta:generator>LibreOffice/7.5.9.2$Linux_X86_64 LibreOffice_project/50$Build-2</meta:generator>
    <meta:document-statistic meta:table-count="1" meta:cell-count="580" meta:object-count="0"/>
  </office:meta>
</office:document-meta>
</file>